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41D000001DB1B6664D5D2D779E5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/>
    <style:font-face style:name="Liberation Serif6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86cm" fo:min-width="0cm"/>
    </style:style>
    <style:style style:name="gr4" style:family="graphic" style:parent-style-name="standard">
      <style:graphic-properties svg:stroke-color="#000000" draw:marker-start="" draw:marker-start-width="0.3cm" draw:marker-end="" draw:marker-end-width="0.3cm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9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7.914cm" fo:min-width="12.611cm"/>
    </style:style>
    <style:style style:name="gr7" style:family="graphic" style:parent-style-name="standard">
      <style:graphic-properties svg:stroke-color="#000000" draw:marker-start="Arrow_20_concave" draw:marker-start-width="0.2cm" draw:marker-end="Arrow_20_concave" draw:marker-end-width="0.2cm" draw:textarea-vertical-align="middle"/>
    </style:style>
    <style:style style:name="gr8" style:family="graphic" style:parent-style-name="standard">
      <style:graphic-properties svg:stroke-color="#000000" draw:marker-start="Arrow_20_concave" draw:marker-end="Arrow_20_concave" draw:textarea-vertical-align="middle"/>
    </style:style>
    <style:style style:name="gr9" style:family="graphic" style:parent-style-name="standard">
      <style:graphic-properties svg:stroke-width="0.02cm" svg:stroke-color="#000000" draw:marker-start-width="0.275cm" draw:marker-end-width="0.275cm" draw:fill="none" draw:fill-color="#a0c3e6" draw:opacity="100%" draw:textarea-horizontal-align="justify" draw:textarea-vertical-align="middle" draw:auto-grow-height="false" fo:min-height="1.61cm" fo:min-width="0.902cm" fo:padding-top="0.135cm" fo:padding-bottom="0.135cm" fo:padding-left="0.26cm" fo:padding-right="0.26cm" draw:shadow-opacity="50%"/>
    </style:style>
    <style:style style:name="gr10" style:family="graphic" style:parent-style-name="standard">
      <style:graphic-properties svg:stroke-color="#000000" draw:marker-start="Arrow_20_concave" draw:marker-start-width="0.2cm" draw:marker-end="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6cm"/>
      <style:paragraph-properties style:writing-mode="lr-tb"/>
    </style:style>
    <style:style style:name="gr12" style:family="graphic" style:parent-style-name="standard">
      <style:graphic-properties draw:stroke="dash" draw:stroke-dash="Fine_20_Dashed" svg:stroke-color="#000000" draw:marker-end="Arrow_20_concave" draw:textarea-vertical-align="middle"/>
    </style:style>
    <style:style style:name="gr13" style:family="graphic" style:parent-style-name="standard">
      <style:graphic-properties svg:stroke-color="#000000" draw:fill-color="#a0c3e6" draw:textarea-horizontal-align="justify" draw:textarea-vertical-align="middle" draw:auto-grow-height="false" fo:min-height="0.55cm" fo:min-width="3.82cm"/>
      <style:paragraph-properties style:writing-mode="lr-tb"/>
    </style:style>
    <style:style style:name="gr14" style:family="graphic" style:parent-style-name="standard">
      <style:graphic-properties svg:stroke-color="#000000" draw:fill-color="#f0e6ff" draw:textarea-horizontal-align="justify" draw:textarea-vertical-align="top" draw:auto-grow-height="false" fo:min-height="0.556cm" fo:min-width="11.196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opacity="100%" draw:textarea-horizontal-align="justify" draw:textarea-vertical-align="middle" draw:auto-grow-height="false" fo:min-height="1.706cm" fo:min-width="0.708cm" draw:shadow-opacity="50%"/>
    </style:style>
    <style:style style:name="gr16" style:family="graphic" style:parent-style-name="standard">
      <style:graphic-properties svg:stroke-width="0.02cm" svg:stroke-color="#000000" draw:marker-start-width="0.26cm" draw:marker-end-width="0.26cm" draw:fill="solid" draw:fill-color="#cccccc" draw:textarea-horizontal-align="justify" draw:textarea-vertical-align="middle" draw:auto-grow-height="false" fo:min-height="0.086cm" fo:min-width="2.245cm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000000" draw:marker-start-width="0.26cm" draw:marker-end-width="0.26cm" draw:fill="solid" draw:fill-color="#cccccc" draw:textarea-horizontal-align="justify" draw:textarea-vertical-align="middle" draw:auto-grow-height="false" fo:min-height="0.086cm" fo:min-width="0.688cm" fo:padding-top="0.135cm" fo:padding-bottom="0.135cm" fo:padding-left="0.26cm" fo:padding-right="0.26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0.72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0.744cm"/>
    </style:style>
    <style:style style:name="gr20" style:family="graphic" style:parent-style-name="standard">
      <style:graphic-properties svg:stroke-color="#000000" draw:fill="none" draw:fill-color="#ffffff" draw:opacity="50%" draw:textarea-horizontal-align="justify" draw:textarea-vertical-align="middle" draw:auto-grow-height="false" fo:min-height="3.41cm" fo:min-width="0.3cm" draw:shadow-opacity="50%"/>
    </style:style>
    <style:style style:name="gr21" style:family="graphic" style:parent-style-name="standard">
      <style:graphic-properties svg:stroke-color="#000000" draw:fill="none" draw:fill-color="#ffffff" draw:opacity="50%" draw:textarea-horizontal-align="justify" draw:textarea-vertical-align="middle" draw:auto-grow-height="false" fo:min-height="0.96cm" fo:min-width="1.1cm" draw:shadow-opacity="50%"/>
    </style:style>
    <style:style style:name="gr22" style:family="graphic" style:parent-style-name="standard">
      <style:graphic-properties svg:stroke-width="0.02cm" svg:stroke-color="#000000" draw:marker-start-width="0.26cm" draw:marker-end-width="0.26cm" draw:fill="solid" draw:fill-color="#cccccc" draw:textarea-horizontal-align="justify" draw:textarea-vertical-align="middle" draw:auto-grow-height="false" fo:min-height="0.086cm" fo:min-width="0.724cm" fo:padding-top="0.135cm" fo:padding-bottom="0.135cm" fo:padding-left="0.26cm" fo:padding-right="0.26cm"/>
    </style:style>
    <style:style style:name="gr23" style:family="graphic" style:parent-style-name="standard">
      <style:graphic-properties svg:stroke-width="0.02cm" svg:stroke-color="#000000" draw:marker-start-width="0.285cm" draw:marker-end-width="0.285cm" draw:fill="none" draw:fill-color="#ffffff" draw:textarea-horizontal-align="justify" draw:textarea-vertical-align="middle" draw:auto-grow-height="false" fo:min-height="1.686cm" fo:min-width="3.14cm" fo:padding-top="0.135cm" fo:padding-bottom="0.135cm" fo:padding-left="0.26cm" fo:padding-right="0.26cm"/>
    </style:style>
    <style:style style:name="gr24" style:family="graphic" style:parent-style-name="standard">
      <style:graphic-properties svg:stroke-color="#000000" draw:fill-color="#f0e6ff" draw:textarea-horizontal-align="justify" draw:textarea-vertical-align="middle" draw:auto-grow-height="false" fo:min-height="0.524cm" fo:min-width="19.804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7.86cm" fo:min-width="19.971cm"/>
    </style:style>
    <style:style style:name="gr26" style:family="graphic" style:parent-style-name="standard">
      <style:graphic-properties svg:stroke-width="0.02cm" svg:stroke-color="#000000" draw:marker-start-width="0.275cm" draw:marker-end-width="0.275cm" draw:fill="solid" draw:fill-color="#a0c3e6" draw:opacity="100%" draw:textarea-horizontal-align="justify" draw:textarea-vertical-align="middle" draw:auto-grow-height="false" fo:min-height="1.61cm" fo:min-width="0.902cm" fo:padding-top="0.135cm" fo:padding-bottom="0.135cm" fo:padding-left="0.26cm" fo:padding-right="0.26cm" draw:shadow-opacity="50%"/>
    </style:style>
    <style:style style:name="gr27" style:family="graphic" style:parent-style-name="standard">
      <style:graphic-properties draw:stroke="none" draw:fill="solid" draw:fill-color="#a0c3e6" draw:textarea-horizontal-align="justify" draw:textarea-vertical-align="middle" draw:auto-grow-height="false" fo:min-height="0.55cm" fo:min-width="1.023cm"/>
    </style:style>
    <style:style style:name="gr28" style:family="graphic" style:parent-style-name="standard">
      <style:graphic-properties draw:stroke="none" draw:fill="solid" draw:fill-color="#a0c3e6" draw:textarea-horizontal-align="justify" draw:textarea-vertical-align="middle" draw:auto-grow-height="false" fo:min-height="0.55cm" fo:min-width="2.042cm"/>
      <style:paragraph-properties style:writing-mode="lr-tb"/>
    </style:style>
    <style:style style:name="gr29" style:family="graphic" style:parent-style-name="standard">
      <style:graphic-properties svg:stroke-width="0.02cm" svg:stroke-color="#000000" draw:marker-start-width="0.26cm" draw:marker-end-width="0.26cm" draw:fill="solid" draw:fill-color="#729fcf" draw:textarea-horizontal-align="justify" draw:textarea-vertical-align="middle" draw:auto-grow-height="false" fo:min-height="0.086cm" fo:min-width="2.477cm" fo:padding-top="0.135cm" fo:padding-bottom="0.135cm" fo:padding-left="0.26cm" fo:padding-right="0.26cm"/>
    </style:style>
    <style:style style:name="gr30" style:family="graphic" style:parent-style-name="standard">
      <style:graphic-properties svg:stroke-width="0.02cm" svg:stroke-color="#000000" draw:marker-start-width="0.26cm" draw:marker-end-width="0.26cm" draw:fill="solid" draw:fill-color="#729fcf" draw:textarea-horizontal-align="justify" draw:textarea-vertical-align="middle" draw:auto-grow-height="false" fo:min-height="0.086cm" fo:min-width="2.022cm" fo:padding-top="0.135cm" fo:padding-bottom="0.135cm" fo:padding-left="0.26cm" fo:padding-right="0.26cm"/>
    </style:style>
    <style:style style:name="gr31" style:family="graphic" style:parent-style-name="standard">
      <style:graphic-properties svg:stroke-width="0.02cm" svg:stroke-color="#000000" draw:marker-start-width="0.26cm" draw:marker-end-width="0.26cm" draw:fill="solid" draw:fill-color="#729fcf" draw:textarea-horizontal-align="justify" draw:textarea-vertical-align="middle" draw:auto-grow-height="false" fo:min-height="0.086cm" fo:min-width="0.242cm" fo:padding-top="0.135cm" fo:padding-bottom="0.135cm" fo:padding-left="0.26cm" fo:padding-right="0.26cm"/>
    </style:style>
    <style:style style:name="gr32" style:family="graphic" style:parent-style-name="standard">
      <style:graphic-properties svg:stroke-width="0.02cm" svg:stroke-color="#000000" draw:marker-start-width="0.285cm" draw:marker-end-width="0.285cm" draw:fill="none" draw:fill-color="#ffffff" draw:textarea-horizontal-align="justify" draw:textarea-vertical-align="middle" draw:auto-grow-height="false" fo:min-height="3.286cm" fo:min-width="3.543cm" fo:padding-top="0.135cm" fo:padding-bottom="0.135cm" fo:padding-left="0.26cm" fo:padding-right="0.26cm"/>
    </style:style>
    <style:style style:name="gr33" style:family="graphic" style:parent-style-name="standard">
      <style:graphic-properties svg:stroke-color="#000000" draw:fill="none" draw:fill-color="#ffffff" draw:opacity="50%" draw:textarea-horizontal-align="justify" draw:textarea-vertical-align="middle" draw:auto-grow-height="false" fo:min-height="3.816cm" fo:min-width="0.3cm" draw:shadow-opacity="50%"/>
    </style:style>
    <style:style style:name="gr34" style:family="graphic" style:parent-style-name="standard">
      <style:graphic-properties svg:stroke-color="#000000" draw:fill="none" draw:fill-color="#ffffff" draw:opacity="50%" draw:textarea-horizontal-align="justify" draw:textarea-vertical-align="middle" draw:auto-grow-height="false" fo:min-height="0.51cm" fo:min-width="2.7cm" draw:shadow-opacity="50%"/>
    </style:style>
    <style:style style:name="gr35" style:family="graphic" style:parent-style-name="standard">
      <style:graphic-properties svg:stroke-color="#000000" draw:fill-color="#f0e6ff" draw:textarea-horizontal-align="justify" draw:textarea-vertical-align="top" draw:auto-grow-height="false" fo:min-height="0.556cm" fo:min-width="19.832cm"/>
      <style:paragraph-properties style:writing-mode="lr-tb"/>
    </style:style>
    <style:style style:name="gr36" style:family="graphic" style:parent-style-name="standard">
      <style:graphic-properties svg:stroke-color="#000000" draw:fill-color="#f0e6ff" draw:textarea-horizontal-align="justify" draw:textarea-vertical-align="middle" draw:auto-grow-height="false" fo:min-height="0.524cm" fo:min-width="19.80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3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9" style:family="graphic" style:parent-style-name="standard">
      <style:graphic-properties svg:stroke-width="0.02cm" svg:stroke-color="#000000" draw:marker-start-width="0.285cm" draw:marker-end-width="0.285cm" draw:fill="none" draw:fill-color="#ffffff" draw:textarea-horizontal-align="justify" draw:textarea-vertical-align="middle" draw:auto-grow-height="false" fo:min-height="6.486cm" fo:min-width="3.543cm" fo:padding-top="0.135cm" fo:padding-bottom="0.135cm" fo:padding-left="0.26cm" fo:padding-right="0.26cm"/>
    </style:style>
    <style:style style:name="gr40" style:family="graphic" style:parent-style-name="standard">
      <style:graphic-properties svg:stroke-color="#000000" draw:fill="none" draw:fill-color="#ffffff" draw:opacity="50%" draw:textarea-horizontal-align="justify" draw:textarea-vertical-align="middle" draw:auto-grow-height="false" fo:min-height="0.51cm" fo:min-width="5.9cm" draw:shadow-opacity="50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8cm"/>
      <style:paragraph-properties style:writing-mode="lr-tb"/>
    </style:style>
    <style:style style:name="gr42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4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fo:min-height="11.312cm"/>
      <style:paragraph-properties style:writing-mode="lr-tb"/>
    </style:style>
    <style:style style:name="pr7" style:family="presentation" style:parent-style-name="master-outline1">
      <style:graphic-properties fo:min-height="1.857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4.676cm"/>
      <style:paragraph-properties style:writing-mode="lr-tb"/>
    </style:style>
    <style:style style:name="pr9" style:family="presentation" style:parent-style-name="master-notes">
      <style:graphic-properties draw:fill-color="#ffffff" fo:min-height="15.35cm"/>
      <style:paragraph-properties style:writing-mode="lr-tb"/>
    </style:style>
    <style:style style:name="pr10" style:family="presentation" style:parent-style-name="master-title">
      <style:graphic-properties fo:min-height="1.741cm"/>
      <style:paragraph-properties style:writing-mode="lr-tb"/>
    </style:style>
    <style:style style:name="pr11" style:family="presentation" style:parent-style-name="master-outline1">
      <style:graphic-properties fo:min-height="14.15cm"/>
      <style:paragraph-properties style:writing-mode="lr-tb"/>
    </style:style>
    <style:style style:name="pr12" style:family="presentation" style:parent-style-name="master-notes">
      <style:graphic-properties draw:fill-color="#ffffff" fo:min-height="14.476cm"/>
      <style:paragraph-properties style:writing-mode="lr-tb"/>
    </style:style>
    <style:style style:name="pr13" style:family="presentation" style:parent-style-name="master-notes">
      <style:graphic-properties draw:fill-color="#ffffff" fo:min-height="14.492cm"/>
      <style:paragraph-properties style:writing-mode="lr-tb"/>
    </style:style>
    <style:style style:name="pr14" style:family="presentation" style:parent-style-name="master-notes">
      <style:graphic-properties draw:fill-color="#ffffff" draw:auto-grow-height="true" fo:min-height="13.989cm"/>
      <style:paragraph-properties style:writing-mode="lr-tb"/>
    </style:style>
    <style:style style:name="pr15" style:family="presentation" style:parent-style-name="master-notes">
      <style:graphic-properties draw:fill-color="#ffffff" fo:min-height="13.364cm"/>
      <style:paragraph-properties style:writing-mode="lr-tb"/>
    </style:style>
    <style:style style:name="pr16" style:family="presentation" style:parent-style-name="master-notes">
      <style:graphic-properties fo:min-height="15.099cm"/>
      <style:paragraph-properties style:writing-mode="lr-tb"/>
    </style:style>
    <style:style style:name="pr17" style:family="presentation" style:parent-style-name="master-title">
      <style:graphic-properties draw:auto-grow-height="true" fo:min-height="1.737cm"/>
      <style:paragraph-properties style:writing-mode="lr-tb"/>
    </style:style>
    <style:style style:name="pr18" style:family="presentation" style:parent-style-name="master-notes">
      <style:graphic-properties draw:fill-color="#ffffff" fo:min-height="15.121cm"/>
      <style:paragraph-properties style:writing-mode="lr-tb"/>
    </style:style>
    <style:style style:name="pr19" style:family="presentation" style:parent-style-name="master-outline1" style:list-style-name="L5">
      <style:graphic-properties fo:min-height="14.15cm"/>
      <style:paragraph-properties style:writing-mode="lr-tb"/>
    </style:style>
    <style:style style:name="co1" style:family="table-column">
      <style:table-column-properties style:column-width="7.846cm" style:use-optimal-column-width="false"/>
    </style:style>
    <style:style style:name="co2" style:family="table-column">
      <style:table-column-properties style:column-width="6.507cm" style:use-optimal-column-width="false"/>
    </style:style>
    <style:style style:name="co3" style:family="table-column">
      <style:table-column-properties style:column-width="6.479cm" style:use-optimal-column-width="false"/>
    </style:style>
    <style:style style:name="co4" style:family="table-column">
      <style:table-column-properties style:column-width="7.209cm" style:use-optimal-column-width="false"/>
    </style:style>
    <style:style style:name="co5" style:family="table-column">
      <style:table-column-properties style:column-width="6.042cm" style:use-optimal-column-width="false"/>
    </style:style>
    <style:style style:name="co6" style:family="table-column">
      <style:table-column-properties style:column-width="6.178cm" style:use-optimal-column-width="false"/>
    </style:style>
    <style:style style:name="ro1" style:family="table-row">
      <style:table-row-properties style:row-height="1.353cm" style:use-optimal-row-height="false"/>
    </style:style>
    <style:style style:name="ro2" style:family="table-row">
      <style:table-row-properties style:row-height="1.323cm" style:use-optimal-row-height="false"/>
    </style:style>
    <style:style style:name="ro3" style:family="table-row">
      <style:table-row-properties style:row-height="1.35cm" style:use-optimal-row-height="false"/>
    </style:style>
    <style:style style:name="ro4" style:family="table-row">
      <style:table-row-properties style:row-height="2.797cm" style:use-optimal-row-height="false"/>
    </style:style>
    <style:style style:name="ro5" style:family="table-row">
      <style:table-row-properties style:row-height="1.979cm" style:use-optimal-row-height="false"/>
    </style:style>
    <style:style style:name="ro6" style:family="table-row">
      <style:table-row-properties style:row-height="1.978cm" style:use-optimal-row-height="false"/>
    </style:style>
    <style:style style:name="ce1" style:family="table-cell">
      <style:paragraph-properties fo:text-align="center"/>
      <style:text-properties style:font-name="Liberation Serif" fo:font-size="22pt" style:font-size-asian="22pt" style:font-size-complex="22pt"/>
    </style:style>
    <style:style style:name="ce2" style:family="table-cell">
      <style:paragraph-properties fo:text-align="center"/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ce3" style:family="table-cell">
      <style:paragraph-properties fo:text-align="start"/>
      <style:text-properties style:font-name="Liberation Serif" fo:font-size="22pt" style:font-size-asian="22pt" style:font-size-complex="22pt"/>
    </style:style>
    <style:style style:name="ce4" style:family="table-cell">
      <loext:graphic-properties draw:fill="none" draw:textarea-vertical-align="middle"/>
      <style:paragraph-properties fo:margin-left="0.2cm" fo:margin-right="0cm" fo:text-align="start" fo:text-indent="0cm" fo:border="0.43pt solid #000000"/>
      <style:text-properties style:font-name="Liberation Serif" fo:font-size="22pt" fo:font-style="normal" style:font-size-asian="22pt" style:font-style-asian="normal" style:font-size-complex="22pt" style:font-style-complex="normal"/>
    </style:style>
    <style:style style:name="ce5" style:family="table-cell">
      <loext:graphic-properties draw:fill="none" draw:textarea-vertical-align="middle"/>
      <style:paragraph-properties fo:text-align="center" fo:border="0.43pt solid #000000"/>
      <style:text-properties style:font-name="Liberation Serif" fo:font-size="22pt" fo:font-style="normal" style:font-size-asian="22pt" style:font-style-asian="normal" style:font-size-complex="22pt" style:font-style-complex="normal"/>
    </style:style>
    <style:style style:name="ce6" style:family="table-cell">
      <loext:graphic-properties draw:fill="none" draw:textarea-vertical-align="middle"/>
      <style:paragraph-properties fo:margin-left="0.2cm" fo:margin-right="0cm" fo:text-indent="0cm" fo:border="0.43pt solid #000000"/>
      <style:text-properties style:font-name="Liberation Serif" fo:font-size="24pt" style:text-underline-style="none" fo:font-weight="normal" style:font-size-asian="24pt" style:font-weight-asian="normal" style:font-size-complex="24pt" style:font-weight-complex="normal"/>
    </style:style>
    <style:style style:name="ce7" style:family="table-cell">
      <loext:graphic-properties draw:fill="none" draw:textarea-vertical-align="middle"/>
      <style:paragraph-properties fo:text-align="center" fo:border="0.43pt solid #000000"/>
      <style:text-properties style:font-name="Liberation Serif" fo:font-size="22pt" style:font-size-asian="22pt" style:font-size-complex="22pt"/>
    </style:style>
    <style:style style:name="ce8" style:family="table-cell">
      <loext:graphic-properties draw:fill="none" draw:textarea-vertical-align="middle"/>
      <style:paragraph-properties fo:margin-left="0.2cm" fo:margin-right="0cm" fo:text-indent="0cm" fo:border="0.43pt solid #000000"/>
      <style:text-properties style:font-name="Liberation Serif" fo:font-size="24pt" style:font-size-asian="24pt" style:font-size-complex="24pt"/>
    </style:style>
    <style:style style:name="ce9" style:family="table-cell">
      <loext:graphic-properties draw:fill="none" draw:textarea-vertical-align="middle"/>
      <style:paragraph-properties fo:text-align="center" fo:border="0.43pt solid #000000"/>
      <style:text-properties style:font-name="Liberation Serif" fo:font-size="22pt" fo:background-color="transparent" style:font-size-asian="22pt" style:font-size-complex="22pt"/>
    </style:style>
    <style:style style:name="ce10" style:family="table-cell">
      <loext:graphic-properties draw:fill="none" draw:textarea-vertical-align="middle"/>
      <style:paragraph-properties fo:margin-left="0.2cm" fo:margin-right="0cm" fo:text-indent="0cm" fo:border="0.43pt solid #000000"/>
      <style:text-properties style:use-window-font-color="true" loext:opacity="0%" style:font-name="Liberation Serif" fo:font-size="24pt" style:font-size-asian="24pt" style:font-size-complex="24pt"/>
    </style:style>
    <style:style style:name="ce11" style:family="table-cell">
      <loext:graphic-properties draw:fill="none" draw:textarea-vertical-align="middle"/>
      <style:paragraph-properties fo:text-align="center" fo:border="0.43pt solid #000000"/>
      <style:text-properties style:use-window-font-color="true" loext:opacity="0%" style:font-name="Liberation Serif" fo:font-size="22pt" fo:background-color="transparent" style:font-size-asian="22pt" style:font-size-complex="22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000000" loext:opacity="100%"/>
    </style:style>
    <style:style style:name="P11" style:family="paragraph">
      <style:paragraph-properties fo:margin-top="0.5cm" fo:margin-bottom="0.4cm"/>
    </style:style>
    <style:style style:name="P12" style:family="paragraph">
      <style:paragraph-properties fo:text-align="center"/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P13" style:family="paragraph">
      <style:paragraph-properties fo:text-align="start"/>
      <style:text-properties style:font-name="Liberation Serif" fo:font-size="22pt" style:font-size-asian="22pt" style:font-size-complex="22pt"/>
    </style:style>
    <style:style style:name="P14" style:family="paragraph">
      <style:paragraph-properties fo:text-align="center"/>
      <style:text-properties style:font-name="Liberation Serif" fo:font-size="22pt" style:font-size-asian="22pt" style:font-size-complex="22pt"/>
    </style:style>
    <style:style style:name="P15" style:family="paragraph">
      <style:paragraph-properties fo:margin-left="0cm" fo:margin-right="0cm" fo:margin-top="0cm" fo:margin-bottom="0.051cm" fo:text-indent="0cm"/>
    </style:style>
    <style:style style:name="P16" style:family="paragraph">
      <style:paragraph-properties fo:margin-top="0.254cm" fo:margin-bottom="0.254cm"/>
    </style:style>
    <style:style style:name="P17" style:family="paragraph">
      <style:paragraph-properties fo:margin-top="0cm" fo:margin-bottom="0.4cm"/>
    </style:style>
    <style:style style:name="P18" style:family="paragraph">
      <style:paragraph-properties fo:margin-top="0cm" fo:margin-bottom="0.2cm" style:writing-mode="lr-tb">
        <style:tab-stops>
          <style:tab-stop style:position="8.784cm" style:type="right"/>
          <style:tab-stop style:position="14.005cm"/>
        </style:tab-stops>
      </style:paragraph-properties>
    </style:style>
    <style:style style:name="P19" style:family="paragraph">
      <style:paragraph-properties style:writing-mode="lr-tb"/>
      <style:text-properties fo:font-size="28pt" style:font-size-asian="28pt" style:font-size-complex="28pt"/>
    </style:style>
    <style:style style:name="P20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font-size="16pt" style:font-size-asian="16pt" style:font-size-complex="16pt"/>
    </style:style>
    <style:style style:name="P22" style:family="paragraph"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a0c3e6" draw:opacity="100%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a0c3e6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solid" draw:fill-color="#ffffff" draw:opacity="100%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solid" draw:fill-color="#cccccc"/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="none" draw:fill-color="#ffffff" draw:opacity="50%"/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7" style:family="paragraph">
      <style:paragraph-properties fo:margin-left="0cm" fo:margin-right="0cm" fo:margin-top="0cm" fo:margin-bottom="0.2cm" fo:text-indent="0cm"/>
    </style:style>
    <style:style style:name="P38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39" style:family="paragraph">
      <style:paragraph-properties fo:margin-top="0.5cm" fo:margin-bottom="0.41cm"/>
    </style:style>
    <style:style style:name="P40" style:family="paragraph">
      <style:paragraph-properties fo:margin-left="0cm" fo:margin-right="0.152cm" fo:margin-top="0cm" fo:margin-bottom="0.051cm" fo:text-indent="0cm"/>
    </style:style>
    <style:style style:name="P41" style:family="paragraph">
      <loext:graphic-properties draw:fill-color="#ffffff"/>
      <style:paragraph-properties style:writing-mode="lr-tb"/>
    </style:style>
    <style:style style:name="P42" style:family="paragraph">
      <style:paragraph-properties fo:margin-top="0cm" fo:margin-bottom="0.2cm"/>
    </style:style>
    <style:style style:name="P43" style:family="paragraph">
      <style:paragraph-properties fo:margin-top="0.2cm" fo:margin-bottom="0.5cm"/>
    </style:style>
    <style:style style:name="P44" style:family="paragraph">
      <style:paragraph-properties fo:margin-top="0cm" fo:margin-bottom="0.1cm" style:writing-mode="lr-tb"/>
      <style:text-properties fo:color="#000000" loext:opacity="100%"/>
    </style:style>
    <style:style style:name="P45" style:family="paragraph">
      <style:paragraph-properties fo:margin-left="0cm" fo:margin-right="0cm" fo:margin-top="0cm" fo:margin-bottom="0.2cm" fo:text-indent="-0.6cm"/>
    </style:style>
    <style:style style:name="P4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style:font-name="Liberation Serif" fo:font-size="22pt" fo:font-style="normal" style:font-size-asian="22pt" style:font-style-asian="normal" style:font-size-complex="22pt" style:font-style-complex="normal"/>
    </style:style>
    <style:style style:name="P48" style:family="paragraph">
      <style:paragraph-properties fo:margin-left="0.2cm" fo:margin-right="0cm" fo:text-indent="0cm"/>
      <style:text-properties style:font-name="Liberation Serif" fo:font-size="24pt" style:text-underline-style="none" fo:font-weight="normal" style:font-size-asian="24pt" style:font-weight-asian="normal" style:font-size-complex="24pt" style:font-weight-complex="normal"/>
    </style:style>
    <style:style style:name="P49" style:family="paragraph">
      <style:paragraph-properties fo:margin-left="0.2cm" fo:margin-right="0cm" fo:text-indent="0cm"/>
      <style:text-properties style:font-name="Liberation Serif" fo:font-size="24pt" style:font-size-asian="24pt" style:font-size-complex="24pt"/>
    </style:style>
    <style:style style:name="P50" style:family="paragraph">
      <style:paragraph-properties fo:text-align="center"/>
      <style:text-properties style:font-name="Liberation Serif" fo:font-size="22pt" fo:background-color="transparent" style:font-size-asian="22pt" style:font-size-complex="22pt"/>
    </style:style>
    <style:style style:name="P51" style:family="paragraph">
      <style:paragraph-properties fo:margin-left="0.2cm" fo:margin-right="0cm" fo:text-indent="0cm"/>
      <style:text-properties style:use-window-font-color="true" loext:opacity="0%" style:font-name="Liberation Serif" fo:font-size="24pt" style:font-size-asian="24pt" style:font-size-complex="24pt"/>
    </style:style>
    <style:style style:name="P52" style:family="paragraph">
      <style:paragraph-properties fo:text-align="center"/>
      <style:text-properties style:use-window-font-color="true" loext:opacity="0%" style:font-name="Liberation Serif" fo:font-size="22pt" fo:background-color="transparent" style:font-size-asian="22pt" style:font-size-complex="22pt"/>
    </style:style>
    <style:style style:name="P53" style:family="paragraph">
      <style:paragraph-properties fo:margin-top="0cm" fo:margin-bottom="0.203cm"/>
    </style:style>
    <style:style style:name="P54" style:family="paragraph">
      <style:paragraph-properties fo:margin-left="0cm" fo:margin-right="0cm" fo:margin-top="0cm" fo:margin-bottom="0.203cm" fo:text-indent="0cm"/>
    </style:style>
    <style:style style:name="P55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background-color="transparent" style:font-size-asian="14pt" style:font-size-complex="14pt"/>
    </style:style>
    <style:style style:name="P56" style:family="paragraph">
      <loext:graphic-properties draw:fill="solid" draw:fill-color="#a0c3e6" draw:opacity="100%"/>
      <style:paragraph-properties fo:text-align="center"/>
      <style:text-properties fo:font-size="14pt" style:font-size-asian="14pt" style:font-size-complex="14pt"/>
    </style:style>
    <style:style style:name="P57" style:family="paragraph">
      <loext:graphic-properties draw:fill="solid" draw:fill-color="#a0c3e6"/>
      <style:paragraph-properties fo:text-align="center"/>
      <style:text-properties fo:font-size="12pt" style:font-size-asian="12pt" style:font-size-complex="12pt"/>
    </style:style>
    <style:style style:name="P58" style:family="paragraph">
      <style:paragraph-properties fo:text-align="center" style:writing-mode="lr-tb"/>
      <style:text-properties fo:font-size="12pt" style:font-size-asian="12pt" style:font-size-complex="12pt"/>
    </style:style>
    <style:style style:name="P59" style:family="paragraph">
      <loext:graphic-properties draw:fill="solid" draw:fill-color="#a0c3e6"/>
      <style:paragraph-properties fo:text-align="center" style:writing-mode="lr-tb"/>
      <style:text-properties fo:font-size="12pt" style:font-size-asian="12pt" style:font-size-complex="12pt"/>
    </style:style>
    <style:style style:name="P60" style:family="paragraph">
      <loext:graphic-properties draw:fill="solid" draw:fill-color="#729fcf"/>
      <style:paragraph-properties fo:text-align="center"/>
      <style:text-properties fo:font-size="16pt" style:font-size-asian="16pt" style:font-size-complex="16pt"/>
    </style:style>
    <style:style style:name="P61" style:family="paragraph">
      <loext:graphic-properties draw:fill="none" draw:fill-color="#ffffff"/>
      <style:paragraph-properties style:writing-mode="lr-tb"/>
    </style:style>
    <style:style style:name="P62" style:family="paragraph">
      <loext:graphic-properties draw:fill="none"/>
      <style:paragraph-properties fo:text-align="start" style:writing-mode="lr-tb"/>
      <style:text-properties style:font-name="Liberation Mono2" fo:font-size="18pt"/>
    </style:style>
    <style:style style:name="P63" style:family="paragraph">
      <style:paragraph-properties fo:margin-top="0.2cm" fo:margin-bottom="0.18cm"/>
    </style:style>
    <style:style style:name="P64" style:family="paragraph">
      <style:paragraph-properties fo:margin-top="0.1cm" fo:margin-bottom="0.2cm"/>
    </style:style>
    <style:style style:name="P65" style:family="paragraph">
      <style:paragraph-properties style:writing-mode="lr-tb"/>
      <style:text-properties fo:font-size="14pt"/>
    </style:style>
    <style:style style:name="P66" style:family="paragraph">
      <style:paragraph-properties fo:margin-top="0cm" fo:margin-bottom="0.3cm"/>
    </style:style>
    <style:style style:name="P67" style:family="paragraph">
      <loext:graphic-properties draw:fill-color="#999999"/>
      <style:paragraph-properties fo:text-align="center"/>
    </style:style>
    <style:style style:name="P68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ff3333" loext:opacity="100%" style:font-name="Liberation Sans2" fo:font-size="14pt" style:font-size-asian="14pt" style:font-size-complex="14pt"/>
    </style:style>
    <style:style style:name="P69" style:family="paragraph">
      <style:paragraph-properties fo:margin-top="0cm" fo:margin-bottom="0.2cm" style:writing-mode="lr-tb"/>
      <style:text-properties style:use-window-font-color="true" loext:opacity="0%" fo:font-size="22pt" style:font-size-asian="22pt" style:font-size-complex="22pt"/>
    </style:style>
    <style:style style:name="P70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style:use-window-font-color="true" loext:opacity="0%" style:font-name="Liberation Serif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language="ru" fo:country="RU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Liberation Serif" fo:font-size="22pt" fo:language="ru" fo:country="RU" fo:font-style="italic" style:font-size-asian="22pt" style:font-style-asian="italic" style:font-size-complex="22pt" style:font-style-complex="italic"/>
    </style:style>
    <style:style style:name="T15" style:family="text">
      <style:text-properties style:font-name="Liberation Serif" fo:font-size="22pt" fo:language="ru" fo:country="RU" style:font-size-asian="22pt" style:font-size-complex="22pt"/>
    </style:style>
    <style:style style:name="T16" style:family="text">
      <style:text-properties style:font-name="Liberation Serif" fo:font-size="22pt" style:font-size-asian="22pt" style:font-size-complex="22pt"/>
    </style:style>
    <style:style style:name="T17" style:family="text">
      <style:text-properties fo:language="ru" fo:country="RU" fo:background-color="transparent"/>
    </style:style>
    <style:style style:name="T18" style:family="text">
      <style:text-properties fo:font-size="28pt" fo:language="ru" fo:country="RU" style:font-size-asian="28pt" style:font-size-complex="28pt"/>
    </style:style>
    <style:style style:name="T19" style:family="text">
      <style:text-properties fo:font-size="22pt" fo:language="ru" fo:country="RU" style:font-size-asian="22pt" style:font-size-complex="22pt"/>
    </style:style>
    <style:style style:name="T20" style:family="text">
      <style:text-properties fo:font-size="16pt" fo:language="en" fo:country="US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language="be" fo:country="BY"/>
    </style:style>
    <style:style style:name="T24" style:family="text">
      <style:text-properties fo:color="#000000" loext:opacity="100%" fo:font-size="28pt" fo:language="ru" fo:country="RU" style:font-size-asian="28pt" style:font-size-complex="28pt"/>
    </style:style>
    <style:style style:name="T25" style:family="text">
      <style:text-properties fo:color="#000000" loext:opacity="100%" fo:font-size="22pt" fo:language="ru" fo:country="RU" style:font-size-asian="22pt" style:font-size-complex="22pt"/>
    </style:style>
    <style:style style:name="T26" style:family="text">
      <style:text-properties fo:color="#000000" loext:opacity="100%" style:font-name="Liberation Serif" fo:font-size="28pt" fo:language="ru" fo:country="RU" style:font-size-asian="28pt" style:font-size-complex="28pt"/>
    </style:style>
    <style:style style:name="T27" style:family="text">
      <style:text-properties fo:font-size="14pt" fo:language="ru" fo:country="RU" fo:background-color="transparent" style:font-size-asian="14pt" style:font-size-complex="14pt"/>
    </style:style>
    <style:style style:name="T28" style:family="text">
      <style:text-properties style:font-name="Liberation Serif" fo:font-size="22pt" fo:language="rue" fo:country="UA" fo:font-style="normal" style:font-size-asian="22pt" style:font-style-asian="normal" style:font-size-complex="22pt" style:font-style-complex="normal"/>
    </style:style>
    <style:style style:name="T29" style:family="text">
      <style:text-properties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30" style:family="text">
      <style:text-properties style:font-name="Liberation Serif" fo:font-size="24pt" style:text-underline-style="none" fo:font-weight="normal" style:font-size-asian="24pt" style:font-weight-asian="normal" style:font-size-complex="24pt" style:font-weight-complex="normal"/>
    </style:style>
    <style:style style:name="T31" style:family="text">
      <style:text-properties style:font-name="Liberation Serif" fo:font-size="24pt" style:font-size-asian="24pt" style:font-size-complex="24pt"/>
    </style:style>
    <style:style style:name="T32" style:family="text">
      <style:text-properties style:font-name="Liberation Serif" fo:font-size="22pt" fo:background-color="transparent" style:font-size-asian="22pt" style:font-size-complex="22pt"/>
    </style:style>
    <style:style style:name="T33" style:family="text">
      <style:text-properties style:use-window-font-color="true" loext:opacity="0%" style:font-name="Liberation Serif" fo:font-size="24pt" style:font-size-asian="24pt" style:font-size-complex="24pt"/>
    </style:style>
    <style:style style:name="T34" style:family="text">
      <style:text-properties style:use-window-font-color="true" loext:opacity="0%" style:font-name="Liberation Serif" fo:font-size="22pt" fo:background-color="transparent" style:font-size-asian="22pt" style:font-size-complex="22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fo:background-color="transparent" style:font-name-asian="Droid Sans Fallback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14pt" fo:language="ru" fo:country="RU" style:text-underline-style="solid" style:text-underline-width="auto" style:text-underline-color="font-color" fo:background-color="transparent" style:font-size-asian="14pt" style:font-size-complex="14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9" style:family="text">
      <style:text-properties style:font-name="Liberation Mono2" fo:font-size="18pt"/>
    </style:style>
    <style:style style:name="T40" style:family="text">
      <style:text-properties fo:font-size="14pt"/>
    </style:style>
    <style:style style:name="T41" style:family="text">
      <style:text-properties style:text-position="67% 58%" fo:language="ru" fo:country="RU"/>
    </style:style>
    <style:style style:name="T42" style:family="text">
      <style:text-properties fo:font-size="14pt" fo:language="ru" fo:country="RU"/>
    </style:style>
    <style:style style:name="T43" style:family="text">
      <style:text-properties fo:font-size="14pt" fo:letter-spacing="0.071cm" fo:language="ru" fo:country="RU"/>
    </style:style>
    <style:style style:name="T44" style:family="text">
      <style:text-properties fo:color="#000000" loext:opacity="100%" fo:font-size="14pt" fo:language="ru" fo:country="RU" style:text-underline-style="solid" style:text-underline-width="auto" style:text-underline-color="font-color"/>
    </style:style>
    <style:style style:name="T45" style:family="text">
      <style:text-properties fo:color="#000000" loext:opacity="100%" fo:language="ru" fo:country="RU" style:text-underline-style="solid" style:text-underline-width="auto" style:text-underline-color="font-color"/>
    </style:style>
    <style:style style:name="T46" style:family="text">
      <style:text-properties fo:color="#000000" loext:opacity="100%" fo:font-size="14pt" fo:language="ru" fo:country="RU" style:text-underline-style="none"/>
    </style:style>
    <style:style style:name="T47" style:family="text">
      <style:text-properties style:font-name="Liberation Serif6" fo:language="ru" fo:country="RU" style:font-name-asian="Liberation Serif6" style:font-name-complex="Liberation Serif6"/>
    </style:style>
    <style:style style:name="T48" style:family="text">
      <style:text-properties fo:color="#000000" loext:opacity="100%" fo:font-size="26pt" fo:language="ru" fo:country="RU" style:font-size-asian="26pt" style:font-size-complex="26pt"/>
    </style:style>
    <style:style style:name="T49" style:family="text">
      <style:text-properties fo:color="#000000" loext:opacity="100%" fo:font-size="24pt" fo:language="ru" fo:country="RU" style:font-size-asian="24pt" style:font-size-complex="24pt"/>
    </style:style>
    <style:style style:name="T50" style:family="text">
      <style:text-properties fo:color="#000000" loext:opacity="100%" style:font-name="Liberation Sans2" fo:font-size="14pt" fo:language="ru" fo:country="RU" style:font-size-asian="14pt" style:font-size-complex="14pt"/>
    </style:style>
    <style:style style:name="T51" style:family="text">
      <style:text-properties fo:color="#000000" loext:opacity="100%" style:font-name="Liberation Sans2" fo:font-size="14pt" style:font-size-asian="14pt" style:font-size-complex="14pt"/>
    </style:style>
    <style:style style:name="T52" style:family="text">
      <style:text-properties fo:color="#000000" loext:opacity="100%" style:font-name="Liberation Mono2" fo:font-size="12pt" style:font-size-asian="12pt" style:font-size-complex="12pt"/>
    </style:style>
    <style:style style:name="T53" style:family="text">
      <style:text-properties style:use-window-font-color="true" loext:opacity="0%" fo:font-size="26pt" fo:language="ru" fo:country="RU" style:font-size-asian="26pt" style:font-size-complex="26pt"/>
    </style:style>
    <style:style style:name="T54" style:family="text">
      <style:text-properties style:font-name="Liberation Mono2" fo:font-size="12pt" style:font-size-asian="12pt" style:font-size-complex="12pt"/>
    </style:style>
    <style:style style:name="T55" style:family="text">
      <style:text-properties style:font-name="Liberation Mono2" fo:font-size="12pt" fo:font-style="italic" style:font-size-asian="12pt" style:font-style-asian="italic" style:font-size-complex="12pt" style:font-style-complex="italic"/>
    </style:style>
    <style:style style:name="T56" style:family="text">
      <style:text-properties style:font-name="Liberation Sans2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ость</text:span><text:span text:style-name="T2"><text:line-break/></text:span><text:span text:style-name="T2">Типы для больших значений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Хранение в файловой системе</text:span></text:p>
              </text:list-item>
              <text:list-item>
                <text:p><text:span text:style-name="T10">Технология TOAST</text:span></text:p>
              </text:list-item>
              <text:list-item>
                <text:p><text:span text:style-name="T10">Тип bytea</text:span></text:p>
              </text:list-item>
              <text:list-item>
                <text:p><text:span text:style-name="T10">Большие объект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1">Варианты хранения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Файловая система</text:span></text:p>
                <text:list>
                  <text:list-item>
                    <text:p><text:span text:style-name="T10">в базе данных только ссылки на файлы</text:span></text:p>
                  </text:list-item>
                </text:list>
              </text:list-item>
              <text:list-item>
                <text:p text:style-name="P11"><text:span text:style-name="T10">Встроенные типы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2"/></text:p>
              </text:list-item>
              <text:list-item>
                <text:p><text:span text:style-name="T10">Подсистема «больших объектов»</text:span></text:p>
              </text:list-item>
            </text:list>
          </draw:text-box>
        </draw:frame>
        <draw:frame draw:style-name="standard" draw:layer="layout" svg:width="20.831cm" svg:height="4.025cm" svg:x="2.332cm" svg:y="8.756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2"><text:span text:style-name="T13">PostgreSQL</text:span></text:p>
              </table:table-cell>
              <table:table-cell>
                <text:p text:style-name="P12"><text:span text:style-name="T14">стандарт SQL</text:span></text:p>
              </table:table-cell>
            </table:table-row>
            <table:table-row table:style-name="ro2" table:default-cell-style-name="ce1">
              <table:table-cell table:style-name="ce3">
                <text:p text:style-name="P13"><text:span text:style-name="T15">двоичные данные</text:span></text:p>
              </table:table-cell>
              <table:table-cell>
                <text:p text:style-name="P14"><text:span text:style-name="T16">bytea</text:span></text:p>
              </table:table-cell>
              <table:table-cell>
                <text:p text:style-name="P14"><text:span text:style-name="T16">blob</text:span></text:p>
              </table:table-cell>
            </table:table-row>
            <table:table-row table:style-name="ro3" table:default-cell-style-name="ce1">
              <table:table-cell table:style-name="ce3">
                <text:p text:style-name="P13"><text:span text:style-name="T15">символьные данные</text:span></text:p>
              </table:table-cell>
              <table:table-cell>
                <text:p text:style-name="P14"><text:span text:style-name="T16">text</text:span></text:p>
              </table:table-cell>
              <table:table-cell>
                <text:p text:style-name="P14"><text:span text:style-name="T16">clo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1.312cm" svg:x="2.1cm" svg:y="14.107cm" presentation:class="notes" presentation:user-transformed="true">
            <draw:text-box>
              <text:p><text:span text:style-name="T10">Для хранения и обработки больших объемов данных в стандарте SQL предусмотрены типы:</text:span></text:p>
              <text:list text:style-name="L1">
                <text:list-item>
                  <text:p text:style-name="P15">clob (character large object) <text:span text:style-name="T10">—</text:span> <text:span text:style-name="T10">для символьных данных;</text:span></text:p>
                </text:list-item>
                <text:list-item>
                  <text:p text:style-name="P15">blob (binary large object) <text:span text:style-name="T10">—</text:span> <text:span text:style-name="T10">для двоичных данных.</text:span></text:p>
                </text:list-item>
              </text:list>
              <text:p text:style-name="P16"><text:span text:style-name="T10">В PostgreSQL типы clob и blob отсутствуют. Вместо них для символьных данных можно использовать тип text, а для двоичных — <text:s/>bytea (byte array). </text:span></text:p>
              <text:p><text:span text:style-name="T17">Работа с данными типа text не зависит от размера значения, поэтому</text:span><text:span text:style-name="T17"><text:line-break/></text:span><text:span text:style-name="T17">в дальнейшем будем говорить только о двоичных данных. Например, об изображениях, видео, аудио и пр. Как правило такие данные хранят содержимое файлов соответствующих форматов.</text:span></text:p>
              <text:p><text:span text:style-name="T10">В качестве альтернативы типу bytea, можно использовать «отчасти устаревшую» (цитата из документации) подсистему работы с большими объектами.</text:span></text:p>
              <text:p><text:span text:style-name="T10">Но прежде чем размещать данные файлов внутри базы, следует рассмотреть возможность хранения их «в обычном виде» в файловой системе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Файловая система</text:span></text:p>
          </draw:text-box>
        </draw:frame>
        <draw:frame presentation:style-name="pr7" draw:text-style-name="P19" draw:layer="layout" svg:width="25.6cm" svg:height="14.504cm" svg:x="1.2cm" svg:y="3.8cm" presentation:class="outline" presentation:user-transformed="true">
          <draw:text-box>
            <text:list text:style-name="L3"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9"/></text:p>
              </text:list-item>
              <text:list-item>
                <text:p text:style-name="P18"><text:span text:style-name="T19"/></text:p>
              </text:list-item>
            </text:list>
          </draw:text-box>
        </draw:frame>
        <draw:custom-shape draw:style-name="gr3" draw:text-style-name="P20" xml:id="id4" draw:id="id4" draw:layer="layout" svg:width="0.254cm" svg:height="0.436cm" svg:x="8.903cm" svg:y="6.696cm">
          <text:p/>
          <draw:enhanced-geometry svg:viewBox="0 0 21600 21600" draw:type="rectangle" draw:enhanced-path="M 0 0 L 21600 0 21600 21600 0 21600 0 0 Z N"/>
        </draw:custom-shape>
        <draw:g>
          <draw:connector draw:style-name="gr4" draw:text-style-name="P21" draw:layer="layout" draw:type="line" svg:x1="7.068cm" svg:y1="6.596cm" svg:x2="7.068cm" svg:y2="5.396cm" draw:start-shape="id1" draw:start-glue-point="0" draw:end-shape="id2" draw:end-glue-point="2" svg:d="M7068 6596v-1200" svg:viewBox="0 0 1 1201">
            <text:p/>
          </draw:connector>
          <draw:custom-shape draw:style-name="gr3" draw:text-style-name="P20" xml:id="id1" draw:id="id1" draw:layer="layout" svg:width="0.254cm" svg:height="0.436cm" svg:x="6.941cm" svg:y="6.5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3" xml:id="id2" draw:id="id2" draw:layer="layout" svg:width="3.4cm" svg:height="1.2cm" svg:x="5.368cm" svg:y="4.196cm">
            <text:p text:style-name="P22"><text:span text:style-name="T20">backend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24" draw:layer="layout" svg:width="13.11cm" svg:height="9.5cm" svg:x="1.376cm" svg:y="10.422cm">
          <text:p/>
          <draw:enhanced-geometry svg:viewBox="0 0 88 21600" draw:mirror-horizontal="false" draw:mirror-vertical="false" draw:glue-points="44 ?f6 44 0 0 10800 44 21600 88 10800" draw:text-areas="0 ?f6 88 ?f3" draw:type="can" draw:modifiers="2027.240471557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21" draw:layer="layout" draw:type="line" svg:x1="9.03cm" svg:y1="12.932cm" svg:x2="9.03cm" svg:y2="7.132cm" draw:start-shape="id3" draw:start-glue-point="0" draw:end-shape="id4" draw:end-glue-point="2" svg:d="M9030 12932v-5800" svg:viewBox="0 0 1 5801">
          <text:p/>
        </draw:connector>
        <draw:connector draw:style-name="gr8" draw:text-style-name="P25" draw:layer="layout" draw:type="curve" svg:x1="8.768cm" svg:y1="4.796cm" svg:x2="19.622cm" svg:y2="13.032cm" draw:start-shape="id2" draw:start-glue-point="1" draw:end-shape="id5" draw:end-glue-point="0" svg:d="M8768 4796c7236 0 10854 2745 10854 8236" svg:viewBox="0 0 10855 8237">
          <text:p/>
        </draw:connector>
        <draw:custom-shape draw:style-name="gr3" draw:text-style-name="P20" xml:id="id7" draw:id="id7" draw:layer="layout" svg:width="0.254cm" svg:height="0.436cm" svg:x="3.71cm" svg:y="6.5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6" xml:id="id6" draw:id="id6" draw:layer="layout" svg:width="1.422cm" svg:height="1.88cm" svg:x="3.126cm" svg:y="14.62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21" draw:layer="layout" draw:type="line" svg:x1="3.837cm" svg:y1="14.624cm" svg:x2="3.837cm" svg:y2="7.032cm" draw:start-shape="id6" draw:start-glue-point="6" draw:end-shape="id7" draw:end-glue-point="2" svg:d="M3837 14624v-7592" svg:viewBox="0 0 1 7593">
          <text:p/>
        </draw:connector>
        <draw:frame draw:style-name="gr11" draw:text-style-name="P27" draw:layer="layout" svg:width="1.556cm" svg:height="0.806cm" svg:x="3.061cm" svg:y="15.2cm">
          <draw:text-box>
            <text:p><text:span text:style-name="T21">WAL</text:span></text:p>
          </draw:text-box>
        </draw:frame>
        <draw:connector draw:style-name="gr12" draw:text-style-name="P25" draw:layer="layout" draw:type="line" svg:x1="10.836cm" svg:y1="14.488cm" svg:x2="17.462cm" svg:y2="14.532cm" draw:start-shape="id8" draw:start-glue-point="1" draw:end-shape="id9" draw:end-glue-point="3" svg:d="M10836 14488l6626 44" svg:viewBox="0 0 6627 45">
          <text:p/>
        </draw:connector>
        <draw:connector draw:style-name="gr12" draw:text-style-name="P25" draw:layer="layout" draw:type="line" svg:x1="10.86cm" svg:y1="13.688cm" svg:x2="17.462cm" svg:y2="13.432cm" draw:start-shape="id10" draw:start-glue-point="1" draw:end-shape="id5" draw:end-glue-point="3" svg:d="M10860 13688l6602-256" svg:viewBox="0 0 6603 257">
          <text:p/>
        </draw:connector>
        <draw:connector draw:style-name="gr12" draw:text-style-name="P25" draw:layer="layout" draw:type="line" svg:x1="12.672cm" svg:y1="16.388cm" svg:x2="17.462cm" svg:y2="16.232cm" draw:start-shape="id11" draw:start-glue-point="1" draw:end-shape="id12" draw:end-glue-point="3" svg:d="M12672 16388l4790-156" svg:viewBox="0 0 4791 157">
          <text:p/>
        </draw:connector>
        <draw:custom-shape draw:style-name="gr13" draw:text-style-name="P29" xml:id="id5" draw:id="id5" draw:layer="layout" svg:width="4.32cm" svg:height="0.8cm" svg:x="17.462cm" svg:y="13.032cm">
          <text:p text:style-name="P28"><text:span text:style-name="T22">0110011001110011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xml:id="id9" draw:id="id9" draw:layer="layout" svg:width="4.32cm" svg:height="0.8cm" svg:x="17.462cm" svg:y="14.132cm">
          <text:p text:style-name="P28"><text:span text:style-name="T22">11001100111001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xml:id="id12" draw:id="id12" draw:layer="layout" svg:width="4.32cm" svg:height="0.8cm" svg:x="17.462cm" svg:y="15.832cm">
          <text:p text:style-name="P28"><text:span text:style-name="T22">1001100111001101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xml:id="id14" draw:id="id14" draw:layer="layout" svg:width="4.32cm" svg:height="0.8cm" svg:x="17.462cm" svg:y="16.932cm">
          <text:p text:style-name="P28"><text:span text:style-name="T22">0011001110011011</text:span></text:p>
          <draw:enhanced-geometry svg:viewBox="0 0 21600 21600" draw:type="rectangle" draw:enhanced-path="M 0 0 L 21600 0 21600 21600 0 21600 0 0 Z N"/>
        </draw:custom-shape>
        <draw:connector draw:style-name="gr12" draw:text-style-name="P25" draw:layer="layout" draw:type="line" svg:x1="12.648cm" svg:y1="17.188cm" svg:x2="17.462cm" svg:y2="17.332cm" draw:start-shape="id13" draw:start-glue-point="1" draw:end-shape="id14" draw:end-glue-point="3" svg:d="M12648 17188l4814 144" svg:viewBox="0 0 4815 145">
          <text:p/>
        </draw:connector>
        <draw:custom-shape draw:style-name="gr14" draw:text-style-name="P31" draw:layer="layout" svg:width="11.83cm" svg:height="0.94cm" svg:x="1.378cm" svg:y="6.187cm">
          <text:p text:style-name="P30"><text:span text:style-name="T6">буферный кеш Postgre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56.53560042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2" draw:layer="layout" svg:width="1.208cm" svg:height="1.956cm" svg:x="10.22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3" draw:layer="layout" svg:width="2.765cm" svg:height="0.356cm" svg:x="9.907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3" draw:layer="layout" svg:width="1.208cm" svg:height="0.356cm" svg:x="9.012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xml:id="id13" draw:id="id13" draw:layer="layout" svg:width="1.22cm" svg:height="0.8cm" svg:x="11.428cm" svg:y="16.7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4" xml:id="id11" draw:id="id11" draw:layer="layout" svg:width="1.244cm" svg:height="0.8cm" svg:x="11.428cm" svg:y="15.9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5" draw:layer="layout" svg:width="0.8cm" svg:height="3.66cm" draw:transform="rotate (1.5707963267949) translate (9.012cm 17.5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5" draw:layer="layout" svg:width="1.6cm" svg:height="1.21cm" draw:transform="rotate (1.5707963267949) translate (10.22cm 17.5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3" draw:layer="layout" svg:width="1.244cm" svg:height="0.356cm" svg:x="11.428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6" draw:layer="layout" svg:width="3.66cm" svg:height="1.956cm" svg:x="9.012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custom-shape draw:style-name="gr15" draw:text-style-name="P32" draw:layer="layout" svg:width="1.208cm" svg:height="1.956cm" svg:x="8.408cm" svg:y="12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3" draw:layer="layout" svg:width="2.765cm" svg:height="0.356cm" svg:x="8.095cm" svg:y="12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3" draw:layer="layout" svg:width="1.208cm" svg:height="0.356cm" svg:x="7.2cm" svg:y="12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4" xml:id="id8" draw:id="id8" draw:layer="layout" svg:width="1.22cm" svg:height="0.8cm" svg:x="9.616cm" svg:y="14.08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4" xml:id="id10" draw:id="id10" draw:layer="layout" svg:width="1.244cm" svg:height="0.8cm" svg:x="9.616cm" svg:y="13.28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5" draw:layer="layout" svg:width="0.8cm" svg:height="3.66cm" draw:transform="rotate (1.5707963267949) translate (7.2cm 14.8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1.6cm" svg:height="1.21cm" draw:transform="rotate (1.5707963267949) translate (8.408cm 14.8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3" draw:layer="layout" svg:width="1.244cm" svg:height="0.356cm" svg:x="9.616cm" svg:y="12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6" draw:layer="layout" svg:width="3.66cm" svg:height="1.956cm" svg:x="7.2cm" svg:y="12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4" draw:text-style-name="P31" draw:layer="layout" svg:width="20.47cm" svg:height="0.94cm" svg:x="1.373cm" svg:y="8.087cm">
          <text:p text:style-name="P30"><text:span text:style-name="T6">кеш операционной системы</text:span></text:p>
          <draw:enhanced-geometry svg:viewBox="0 0 21600 21600" draw:path-stretchpoint-x="10800" draw:path-stretchpoint-y="10800" draw:text-areas="?f3 ?f4 ?f5 ?f6" draw:type="round-rectangle" draw:modifiers="6562.899786780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8" draw:layer="layout" svg:width="16.799cm" svg:height="14.676cm" svg:x="2.1cm" svg:y="14.107cm" presentation:class="notes" presentation:user-transformed="true">
            <draw:text-box>
              <text:p text:style-name="P37"><text:span text:style-name="T6">Если говорить о двоичных данных большого объема, то один из вариантов — отказаться от размещения их в СУБД. В этом случае файлы с двоичными данными располагаются непосредственно</text:span><text:span text:style-name="T6"><text:line-break/></text:span><text:span text:style-name="T6">в файловой системе, а внутри базы данных поддерживаются только ссылки на них.</text:span></text:p>
              <text:p text:style-name="P37"><text:span text:style-name="T21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1">Файловая система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Преимущества</text:span></text:p>
                <text:list>
                  <text:list-item>
                    <text:p><text:span text:style-name="T10">скорость чтения и записи файлов</text:span></text:p>
                  </text:list-item>
                  <text:list-item>
                    <text:p><text:span text:style-name="T10">не увеличивается размер базы данных</text:span></text:p>
                  </text:list-item>
                </text:list>
              </text:list-item>
              <text:list-item>
                <text:p text:style-name="P39"><text:span text:style-name="T10">Недостатки</text:span></text:p>
                <text:list>
                  <text:list-item>
                    <text:p><text:span text:style-name="T10">не используются возможности СУБД: транзакции, управление доступом</text:span></text:p>
                  </text:list-item>
                  <text:list-item>
                    <text:p><text:span text:style-name="T10">отсутствуют гарантии согласованности, долговечности данных</text:span></text:p>
                  </text:list-item>
                  <text:list-item>
                    <text:p><text:span text:style-name="T10">усложняется архитектура системы, </text:span><text:span text:style-name="T10"><text:line-break/></text:span><text:span text:style-name="T10">например, в части резервного копирования и восстановл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1" draw:layer="layout" svg:width="16.799cm" svg:height="15.35cm" svg:x="2.1cm" svg:y="14.107cm" presentation:class="notes" presentation:user-transformed="true">
            <draw:text-box>
              <text:p><text:span text:style-name="T10">Такой подход может быть оправдан в первую очередь производительностью. Скорость чтения и записи файлов увеличивается за счет избежания затрат, характерных для СУБД:</text:span></text:p>
              <text:list text:style-name="L1">
                <text:list-item>
                  <text:p text:style-name="P40"><text:span text:style-name="T10">двойная запись на диск (в WAL и файлы данных);</text:span></text:p>
                </text:list-item>
                <text:list-item>
                  <text:p text:style-name="P40"><text:span text:style-name="T10">двойное кеширование в оперативной памяти (файловый кеш</text:span><text:span text:style-name="T10"><text:line-break/></text:span><text:span text:style-name="T10">и буферный кеш СУБД);</text:span></text:p>
                </text:list-item>
                <text:list-item>
                  <text:p text:style-name="P40"><text:span text:style-name="T10">накладные расходы на хранение в базе данных и обработку (нарезка на фрагменты для хранения и склейка их при чтении);</text:span></text:p>
                </text:list-item>
                <text:list-item>
                  <text:p text:style-name="P40"><text:span text:style-name="T10">возможное распухание таблиц и индексов приводит</text:span><text:span text:style-name="T10"><text:line-break/></text:span><text:span text:style-name="T10">к дополнительному чтению устаревших фрагментов значения.</text:span></text:p>
                </text:list-item>
              </text:list>
              <text:p text:style-name="P16"><text:span text:style-name="T10">Кроме того, удается сократить расходы на обслуживание. Не требуется очистка и переиндексация таблиц с большими данными. Копирование файлов, в том числе инкрементальное, можно выполнять средствами ОС. А резервные копии только базы данных будут создаваться быстрее, меньшего размера и потребуют меньше времени на восстановление. </text:span></text:p>
              <text:p><text:span text:style-name="T10">С другой стороны, становится невозможным использовать преимущества СУБД:</text:span></text:p>
              <text:list text:continue-numbering="true" text:style-name="L1">
                <text:list-item>
                  <text:p text:style-name="P15"><text:span text:style-name="T10">транзакционная обработка: атомарность и согласованность записи, конкурентный доступ, восстановление после сбоя;</text:span></text:p>
                </text:list-item>
                <text:list-item>
                  <text:p text:style-name="P15"><text:span text:style-name="T10">управление доступом пользователей на чтение и запись данных.</text:span></text:p>
                </text:list-item>
              </text:list>
              <text:p text:style-name="P16"><text:span text:style-name="T10">Архитектура системы может потребовать пересмотра и доработки процедур резервного копирования и восстановления, использования реплик, обнаружения неиспользуемых файлов и пр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23">TOAST</text:span></text:p>
          </draw:text-box>
        </draw:frame>
        <draw:frame presentation:style-name="pr11" draw:text-style-name="P4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7"><text:span text:style-name="T24">Хранение «длинных» атрибутов в отдельной таблице</text:span></text:p>
                <text:list>
                  <text:list-item>
                    <text:p text:style-name="P42"><text:span text:style-name="T25">применяется для типов переменной длины: text, bytea, xml, json и др.</text:span></text:p>
                  </text:list-item>
                  <text:list-item>
                    <text:p><text:span text:style-name="T25">«длинные» атрибуты нарезаются на фрагменты меньше страницы</text:span></text:p>
                  </text:list-item>
                  <text:list-item>
                    <text:p><text:span text:style-name="T25">возможно сжатие (методы pglz и lz4)</text:span></text:p>
                  </text:list-item>
                  <text:list-item>
                    <text:p text:style-name="P43"><text:span text:style-name="T25">размер значения до 1 Гбайта</text:span></text:p>
                  </text:list-item>
                </text:list>
              </text:list-item>
              <text:list-item>
                <text:p text:style-name="P17"><text:span text:style-name="T26">TOAST-таблица</text:span></text:p>
                <text:list>
                  <text:list-item>
                    <text:p><text:span text:style-name="T25">читается только при обращении к «длинному» атрибуту</text:span></text:p>
                  </text:list-item>
                  <text:list-item>
                    <text:p><text:span text:style-name="T25">возможна частичная декомпрессия значения при чтении</text:span></text:p>
                  </text:list-item>
                  <text:list-item>
                    <text:p text:style-name="P42"><text:span text:style-name="T25">собственная версионность</text:span></text:p>
                  </text:list-item>
                  <text:list-item>
                    <text:p><text:span text:style-name="T25">работает прозрачно для прилож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6" draw:layer="layout" svg:width="16.799cm" svg:height="14.476cm" svg:x="2.1cm" svg:y="14.107cm" presentation:class="notes" presentation:user-transformed="true">
            <draw:text-box>
              <text:p text:style-name="P45"><text:span text:style-name="T6">Любая версия строки в PostgreSQL должна целиком помещаться на одну страницу. Для «длинных» версий строк применяется технология TOAST — The Oversized Attributes Storage Technique. Точнее, TOAST применяется к отдельным атрибутам, имеющим тип переменной длины, например, text и bytea, а также xml и json, которые будут рассмотрены позже в этом курсе. В любом случае размер одного значения (возможно сжатого) не должен превышать 1 Гбайта.</text:span></text:p>
              <text:p text:style-name="P45"><text:span text:style-name="T6">Для каждой основной таблицы при необходимости создается отдельная TOAST-таблица (и к ней специальный индекс). Версии строк в TOAST-таблице тоже должны помещаться на одну страницу, поэтому «длинные» значения хранятся порезанными на части, обычно около</text:span><text:span text:style-name="T6"><text:line-break/></text:span><text:span text:style-name="T6">2 Кбайт. Из этих частей PostgreSQL прозрачно для приложения «склеивает» необходимое значение.</text:span></text:p>
              <text:p text:style-name="P45"><text:span text:style-name="T6">TOAST-таблица используется только при обращении к «длинному» значению. Если эти данные упакованы, то н</text:span><text:span text:style-name="T27">ачальные фрагменты сжатого атрибута считываются порциями и сразу распаковываются, позволяя избежать извлечения «длинного» значения целиком. Но если требуется изменить несколько байт значения, то оно будет считано</text:span><text:span text:style-name="T27"><text:line-break/></text:span><text:span text:style-name="T27">и записано полностью.</text:span></text:p>
              <text:p text:style-name="P45"><text:span text:style-name="T6">Для TOAST-таблицы поддерживается своя версионность: если обновление данных не затрагивает «длинное» значение, новая версия строки будет ссылаться на то же самое значение в TOAST-таблице — это экономит место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23">Стратегии хранения</text:span></text:p>
          </draw:text-box>
        </draw:frame>
        <draw:frame draw:style-name="standard" draw:layer="layout" svg:width="25.47cm" svg:height="11.57cm" svg:x="1.2cm" svg:y="5.5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5">
              <table:table-cell table:style-name="ce4"/>
              <table:table-cell>
                <text:p text:style-name="P47"><text:span text:style-name="T28">основная</text:span><text:span text:style-name="T28"><text:line-break/></text:span><text:span text:style-name="T28">таблица</text:span></text:p>
              </table:table-cell>
              <table:table-cell>
                <text:p text:style-name="P47"><text:span text:style-name="T29">сжатие</text:span><text:span text:style-name="T29"><text:line-break/></text:span><text:span text:style-name="T29">данных</text:span></text:p>
              </table:table-cell>
              <table:table-cell>
                <text:p text:style-name="P47"><text:span text:style-name="T28">TOAST-</text:span><text:span text:style-name="T28"><text:line-break/></text:span><text:span text:style-name="T28">таблица</text:span></text:p>
              </table:table-cell>
            </table:table-row>
            <table:table-row table:style-name="ro5" table:default-cell-style-name="ce7">
              <table:table-cell table:style-name="ce6">
                <text:p text:style-name="P48"><text:span text:style-name="T30">Extended</text:span></text:p>
              </table:table-cell>
              <table:table-cell>
                <text:p text:style-name="P14"><text:span text:style-name="T16">да</text:span></text:p>
              </table:table-cell>
              <table:table-cell>
                <text:p text:style-name="P14"><text:span text:style-name="T16">да</text:span></text:p>
              </table:table-cell>
              <table:table-cell>
                <text:p text:style-name="P14"><text:span text:style-name="T16">да </text:span></text:p>
              </table:table-cell>
            </table:table-row>
            <table:table-row table:style-name="ro5" table:default-cell-style-name="ce7">
              <table:table-cell table:style-name="ce8">
                <text:p text:style-name="P49"><text:span text:style-name="T31">External</text:span></text:p>
              </table:table-cell>
              <table:table-cell>
                <text:p text:style-name="P14"><text:span text:style-name="T16">да</text:span></text:p>
              </table:table-cell>
              <table:table-cell>
                <text:p text:style-name="P14"><text:span text:style-name="T16">―</text:span></text:p>
              </table:table-cell>
              <table:table-cell table:style-name="ce9">
                <text:p text:style-name="P50"><text:span text:style-name="T32">да </text:span></text:p>
              </table:table-cell>
            </table:table-row>
            <table:table-row table:style-name="ro5" table:default-cell-style-name="ce7">
              <table:table-cell table:style-name="ce8">
                <text:p text:style-name="P49"><text:span text:style-name="T31">Main</text:span></text:p>
              </table:table-cell>
              <table:table-cell>
                <text:p text:style-name="P14"><text:span text:style-name="T16">да</text:span></text:p>
              </table:table-cell>
              <table:table-cell>
                <text:p text:style-name="P14"><text:span text:style-name="T15">в последнюю очередь</text:span></text:p>
              </table:table-cell>
              <table:table-cell>
                <text:p text:style-name="P14"><text:span text:style-name="T15">в самую</text:span></text:p>
                <text:p text:style-name="P14"><text:span text:style-name="T15">последнюю очередь</text:span></text:p>
              </table:table-cell>
            </table:table-row>
            <table:table-row table:style-name="ro6" table:default-cell-style-name="ce11">
              <table:table-cell table:style-name="ce10">
                <text:p text:style-name="P51"><text:span text:style-name="T33">Plain</text:span></text:p>
              </table:table-cell>
              <table:table-cell>
                <text:p text:style-name="P52"><text:span text:style-name="T34">да</text:span></text:p>
              </table:table-cell>
              <table:table-cell>
                <text:p text:style-name="P52"><text:span text:style-name="T34">―</text:span></text:p>
              </table:table-cell>
              <table:table-cell>
                <text:p text:style-name="P52"><text:span text:style-name="T34">―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3" draw:text-style-name="P55" draw:layer="layout" svg:width="16.799cm" svg:height="14.492cm" svg:x="2.1cm" svg:y="14.107cm" presentation:class="notes" presentation:user-transformed="true">
            <draw:text-box>
              <text:p text:style-name="P53"><text:span text:style-name="T17">Столбцы таблиц используют одну из четырех стратегий хранения значений, устанавливаемую в зависимости от типа данных:</text:span></text:p>
              <text:list text:style-name="L1">
                <text:list-item>
                  <text:p text:style-name="P54"><text:span text:style-name="T17">EXTENDED. Допускается сжатие и перенос в таблицу TOAST.</text:span><text:span text:style-name="T17"><text:line-break/></text:span><text:span text:style-name="T17">Для типов, поддерживающих перенос в TOAST, обычно используется эта стратегия.</text:span></text:p>
                </text:list-item>
                <text:list-item>
                  <text:p text:style-name="P54"><text:span text:style-name="T17">EXTERNAL. Допускается только перенос в таблицу TOAST, но не сжатие. Если загружаемые данные уже сжаты, имеет смысл выбрать стратегию EXTERNAL для экономии затрат на малоэффективное повторное сжатие.</text:span></text:p>
                </text:list-item>
                <text:list-item>
                  <text:p text:style-name="P54"><text:span text:style-name="T17">MAIN. Поля с этой стратегией сжимаются только в том случае, если обработки полей EXTENDED и EXTERNAL оказалось недостаточно, чтобы уместить версию строки на странице. Перенос</text:span><text:span text:style-name="T17"><text:line-break/></text:span><text:span text:style-name="T17">в таблицу TOAST тоже возможен, но только как крайняя мера.</text:span></text:p>
                </text:list-item>
                <text:list-item>
                  <text:p text:style-name="P54"><text:span text:style-name="T17">PLAIN. Хранение только в основной таблице. Используется для типов, значения которых имеют небольшой размер.</text:span></text:p>
                </text:list-item>
              </text:list>
              <text:p><text:span text:style-name="T17">При создании пользовательского типа данных можно задать стратегию, применяемую по умолчанию.</text:span></text:p>
              <text:p><text:span text:style-name="T17">На </text:span><text:span text:style-name="T35">уровне столбца таблицы можно переопределить с</text:span><text:span text:style-name="T17">тратегию, а также указать метод сжатия.</text:span></text:p>
              <text:p><text:span text:style-name="T36"><text:a xlink:href="https://postgrespro.ru/docs/postgresql/16/storage-toast" xlink:type="simple">https://postgrespro.ru/docs/postgresql/16/storage-toast</text:a>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custom-shape draw:style-name="gr25" draw:text-style-name="P24" draw:layer="layout" svg:width="20.47cm" svg:height="9.5cm" svg:x="1.376cm" svg:y="10.422cm">
          <text:p/>
          <draw:enhanced-geometry svg:viewBox="0 0 88 21600" draw:mirror-horizontal="false" draw:mirror-vertical="false" draw:glue-points="44 ?f6 44 0 0 10800 44 21600 88 10800" draw:text-areas="0 ?f6 88 ?f3" draw:type="can" draw:modifiers="2108.8245393155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ип bytea</text:span></text:p>
          </draw:text-box>
        </draw:frame>
        <draw:frame presentation:style-name="pr7" draw:text-style-name="P19" draw:layer="layout" svg:width="25.6cm" svg:height="14.504cm" svg:x="1.2cm" svg:y="3.8cm" presentation:class="outline" presentation:user-transformed="true">
          <draw:text-box>
            <text:list text:style-name="L3"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8"/></text:p>
              </text:list-item>
              <text:list-item>
                <text:p text:style-name="P17"><text:span text:style-name="T19"/></text:p>
              </text:list-item>
              <text:list-item>
                <text:p text:style-name="P18"><text:span text:style-name="T19"/></text:p>
              </text:list-item>
            </text:list>
          </draw:text-box>
        </draw:frame>
        <draw:custom-shape draw:style-name="gr3" draw:text-style-name="P20" xml:id="id18" draw:id="id18" draw:layer="layout" svg:width="0.254cm" svg:height="0.436cm" svg:x="8.903cm" svg:y="6.696cm">
          <text:p/>
          <draw:enhanced-geometry svg:viewBox="0 0 21600 21600" draw:type="rectangle" draw:enhanced-path="M 0 0 L 21600 0 21600 21600 0 21600 0 0 Z N"/>
        </draw:custom-shape>
        <draw:g>
          <draw:connector draw:style-name="gr4" draw:text-style-name="P21" draw:layer="layout" draw:type="line" svg:x1="11.368cm" svg:y1="6.596cm" svg:x2="11.368cm" svg:y2="5.396cm" draw:start-shape="id15" draw:start-glue-point="0" draw:end-shape="id16" draw:end-glue-point="2" svg:d="M11368 6596v-1200" svg:viewBox="0 0 1 1201">
            <text:p/>
          </draw:connector>
          <draw:custom-shape draw:style-name="gr3" draw:text-style-name="P20" xml:id="id15" draw:id="id15" draw:layer="layout" svg:width="0.254cm" svg:height="0.436cm" svg:x="11.241cm" svg:y="6.5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3" xml:id="id16" draw:id="id16" draw:layer="layout" svg:width="3.4cm" svg:height="1.2cm" svg:x="9.668cm" svg:y="4.196cm">
            <text:p text:style-name="P22"><text:span text:style-name="T20">backend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1" draw:layer="layout" draw:type="line" svg:x1="9.03cm" svg:y1="12.332cm" svg:x2="9.03cm" svg:y2="7.132cm" draw:start-shape="id17" draw:end-shape="id18" draw:end-glue-point="2" svg:d="M9030 12332v-5200" svg:viewBox="0 0 1 5201">
          <text:p/>
        </draw:connector>
        <draw:custom-shape draw:style-name="gr3" draw:text-style-name="P20" xml:id="id20" draw:id="id20" draw:layer="layout" svg:width="0.254cm" svg:height="0.436cm" svg:x="3.71cm" svg:y="6.59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6" xml:id="id19" draw:id="id19" draw:layer="layout" svg:width="1.422cm" svg:height="1.88cm" svg:x="3.126cm" svg:y="14.6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21" draw:layer="layout" draw:type="line" svg:x1="3.837cm" svg:y1="14.62cm" svg:x2="3.837cm" svg:y2="7.032cm" draw:start-shape="id19" draw:start-glue-point="6" draw:end-shape="id20" draw:end-glue-point="2" svg:d="M3837 14620v-7588" svg:viewBox="0 0 1 7589">
          <text:p/>
        </draw:connector>
        <draw:frame draw:style-name="gr11" draw:text-style-name="P27" draw:layer="layout" svg:width="1.556cm" svg:height="0.806cm" svg:x="3.061cm" svg:y="15.196cm">
          <draw:text-box>
            <text:p><text:span text:style-name="T21">WAL</text:span></text:p>
          </draw:text-box>
        </draw:frame>
        <draw:custom-shape draw:style-name="gr27" draw:text-style-name="P57" draw:layer="layout" svg:width="1.523cm" svg:height="0.8cm" svg:x="15.461cm" svg:y="17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7" xml:id="id22" draw:id="id22" draw:layer="layout" svg:width="1.523cm" svg:height="0.8cm" svg:x="15.461cm" svg:y="16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7" draw:layer="layout" svg:width="1.523cm" svg:height="0.8cm" svg:x="15.461cm" svg:y="1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7" xml:id="id24" draw:id="id24" draw:layer="layout" svg:width="1.523cm" svg:height="0.8cm" svg:x="15.461cm" svg:y="15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9" draw:layer="layout" svg:width="2.542cm" svg:height="0.8cm" svg:x="16.982cm" svg:y="17.412cm">
          <text:p text:style-name="P58"><text:span text:style-name="T22">100110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5" draw:layer="layout" draw:type="line" svg:x1="12.648cm" svg:y1="16.588cm" svg:x2="15.461cm" svg:y2="17.012cm" draw:start-shape="id21" draw:start-glue-point="1" draw:end-shape="id22" draw:end-glue-point="3" svg:d="M12648 16588l2813 424" svg:viewBox="0 0 2814 425">
          <text:p/>
        </draw:connector>
        <draw:connector draw:style-name="gr12" draw:text-style-name="P25" draw:layer="layout" draw:type="line" svg:x1="12.672cm" svg:y1="15.788cm" svg:x2="15.461cm" svg:y2="15.412cm" draw:start-shape="id23" draw:end-shape="id24" svg:d="M12672 15788l2789-376" svg:viewBox="0 0 2790 377">
          <text:p/>
        </draw:connector>
        <draw:g>
          <draw:custom-shape draw:style-name="gr15" draw:text-style-name="P32" draw:layer="layout" svg:width="1.208cm" svg:height="1.956cm" svg:x="10.22cm" svg:y="15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3" draw:layer="layout" svg:width="2.765cm" svg:height="0.356cm" svg:x="9.907cm" svg:y="15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3" draw:layer="layout" svg:width="1.208cm" svg:height="0.356cm" svg:x="9.012cm" svg:y="15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4" xml:id="id21" draw:id="id21" draw:layer="layout" svg:width="1.22cm" svg:height="0.8cm" svg:x="11.428cm" svg:y="16.18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4" xml:id="id23" draw:id="id23" draw:layer="layout" svg:width="1.244cm" svg:height="0.8cm" svg:x="11.428cm" svg:y="15.38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5" draw:layer="layout" svg:width="0.8cm" svg:height="3.66cm" draw:transform="rotate (1.5707963267949) translate (9.012cm 16.9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1.6cm" svg:height="1.21cm" draw:transform="rotate (1.5707963267949) translate (10.22cm 16.9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3" draw:layer="layout" svg:width="1.244cm" svg:height="0.356cm" svg:x="11.428cm" svg:y="15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6" draw:layer="layout" svg:width="3.66cm" svg:height="1.956cm" svg:x="9.012cm" svg:y="15.0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8" draw:text-style-name="P59" xml:id="id25" draw:id="id25" draw:layer="layout" svg:width="2.542cm" svg:height="0.8cm" svg:x="16.982cm" svg:y="15.012cm">
          <text:p text:style-name="P58"><text:span text:style-name="T22">10011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0" draw:layer="layout" svg:width="2.997cm" svg:height="0.356cm" svg:x="15.461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0" draw:layer="layout" svg:width="2.542cm" svg:height="0.356cm" svg:x="16.982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0" draw:layer="layout" svg:width="0.762cm" svg:height="0.356cm" svg:x="15.458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9" draw:layer="layout" svg:width="2.542cm" svg:height="0.8cm" svg:x="16.982cm" svg:y="15.812cm">
          <text:p text:style-name="P58"><text:span text:style-name="T22">11001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9" xml:id="id27" draw:id="id27" draw:layer="layout" svg:width="2.542cm" svg:height="0.8cm" svg:x="16.982cm" svg:y="16.612cm">
          <text:p text:style-name="P58"><text:span text:style-name="T22">001100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6" draw:layer="layout" svg:width="4.063cm" svg:height="3.556cm" svg:x="15.461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xml:id="id26" draw:id="id26" draw:layer="layout" svg:width="0.8cm" svg:height="4.066cm" draw:transform="rotate (1.5707963267949) translate (15.458cm 16.6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3.2cm" svg:height="0.76cm" draw:transform="rotate (1.5707963267949) translate (16.224cm 18.2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xml:id="id28" draw:id="id28" draw:layer="layout" svg:width="0.8cm" svg:height="4.066cm" draw:transform="rotate (1.5707963267949) translate (15.458cm 18.2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5" draw:layer="layout" draw:type="curve" svg:x1="19.524cm" svg:y1="15.412cm" svg:x2="19.524cm" svg:y2="16.212cm" draw:start-shape="id25" draw:start-glue-point="1" draw:end-shape="id26" draw:end-glue-point="2" svg:d="M19524 15412c751 0 751 800 0 800" svg:viewBox="0 0 564 801">
          <text:p/>
        </draw:connector>
        <draw:connector draw:style-name="gr12" draw:text-style-name="P25" draw:layer="layout" draw:type="curve" svg:x1="19.524cm" svg:y1="17.012cm" svg:x2="19.524cm" svg:y2="17.812cm" draw:start-shape="id27" draw:start-glue-point="1" draw:end-shape="id28" draw:end-glue-point="2" svg:d="M19524 17012c751 0 751 800 0 800" svg:viewBox="0 0 564 801">
          <text:p/>
        </draw:connector>
        <draw:connector draw:style-name="gr12" draw:text-style-name="P25" draw:layer="layout" draw:type="line" svg:x1="10.836cm" svg:y1="13.888cm" svg:x2="13.649cm" svg:y2="14.312cm" draw:start-shape="id29" draw:start-glue-point="1" draw:end-shape="id30" draw:end-glue-point="3" svg:d="M10836 13888l2813 424" svg:viewBox="0 0 2814 425">
          <text:p/>
        </draw:connector>
        <draw:connector draw:style-name="gr12" draw:text-style-name="P25" draw:layer="layout" draw:type="line" svg:x1="10.86cm" svg:y1="13.088cm" svg:x2="13.649cm" svg:y2="12.712cm" draw:start-shape="id31" draw:end-shape="id32" svg:d="M10860 13088l2789-376" svg:viewBox="0 0 2790 377">
          <text:p/>
        </draw:connector>
        <draw:g>
          <draw:custom-shape draw:style-name="gr15" draw:text-style-name="P32" draw:layer="layout" svg:width="1.208cm" svg:height="1.956cm" svg:x="8.408cm" svg:y="12.3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3" draw:layer="layout" svg:width="2.765cm" svg:height="0.356cm" svg:x="8.095cm" svg:y="12.3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3" draw:layer="layout" svg:width="1.208cm" svg:height="0.356cm" svg:x="7.2cm" svg:y="12.3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4" xml:id="id29" draw:id="id29" draw:layer="layout" svg:width="1.22cm" svg:height="0.8cm" svg:x="9.616cm" svg:y="13.48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4" xml:id="id31" draw:id="id31" draw:layer="layout" svg:width="1.244cm" svg:height="0.8cm" svg:x="9.616cm" svg:y="12.68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5" draw:layer="layout" svg:width="0.8cm" svg:height="3.66cm" draw:transform="rotate (1.5707963267949) translate (7.2cm 14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1.6cm" svg:height="1.21cm" draw:transform="rotate (1.5707963267949) translate (8.408cm 14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3" draw:layer="layout" svg:width="1.244cm" svg:height="0.356cm" svg:x="9.616cm" svg:y="12.3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6" xml:id="id17" draw:id="id17" draw:layer="layout" svg:width="3.66cm" svg:height="1.956cm" svg:x="7.2cm" svg:y="12.3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7" draw:id="id37">
          <draw:custom-shape draw:style-name="gr27" draw:text-style-name="P57" draw:layer="layout" svg:width="1.523cm" svg:height="0.8cm" svg:x="13.649cm" svg:y="14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xml:id="id30" draw:id="id30" draw:layer="layout" svg:width="1.523cm" svg:height="0.8cm" svg:x="13.649cm" svg:y="13.9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draw:layer="layout" svg:width="1.523cm" svg:height="0.8cm" svg:x="13.649cm" svg:y="13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xml:id="id32" draw:id="id32" draw:layer="layout" svg:width="1.523cm" svg:height="0.8cm" svg:x="13.649cm" svg:y="12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draw:layer="layout" svg:width="2.542cm" svg:height="0.8cm" svg:x="15.17cm" svg:y="14.712cm">
            <text:p text:style-name="P58"><text:span text:style-name="T22">111001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xml:id="id33" draw:id="id33" draw:layer="layout" svg:width="2.542cm" svg:height="0.8cm" svg:x="15.17cm" svg:y="12.312cm">
            <text:p text:style-name="P58"><text:span text:style-name="T22">011001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60" draw:layer="layout" svg:width="2.997cm" svg:height="0.356cm" svg:x="13.649cm" svg:y="11.9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60" draw:layer="layout" svg:width="2.542cm" svg:height="0.356cm" svg:x="15.17cm" svg:y="11.9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60" draw:layer="layout" svg:width="0.762cm" svg:height="0.356cm" svg:x="13.646cm" svg:y="11.9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draw:layer="layout" svg:width="2.542cm" svg:height="0.8cm" svg:x="15.17cm" svg:y="13.112cm">
            <text:p text:style-name="P58"><text:span text:style-name="T22">011100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xml:id="id35" draw:id="id35" draw:layer="layout" svg:width="2.542cm" svg:height="0.8cm" svg:x="15.17cm" svg:y="13.912cm">
            <text:p text:style-name="P58"><text:span text:style-name="T22">11001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4.063cm" svg:height="3.556cm" svg:x="13.649cm" svg:y="11.9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5" xml:id="id34" draw:id="id34" draw:layer="layout" svg:width="0.8cm" svg:height="4.066cm" draw:transform="rotate (1.5707963267949) translate (13.646cm 13.9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5" draw:layer="layout" svg:width="3.2cm" svg:height="0.76cm" draw:transform="rotate (1.5707963267949) translate (14.412cm 15.5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5" xml:id="id36" draw:id="id36" draw:layer="layout" svg:width="0.8cm" svg:height="4.066cm" draw:transform="rotate (1.5707963267949) translate (13.646cm 15.5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25" draw:layer="layout" draw:type="curve" svg:x1="17.712cm" svg:y1="12.712cm" svg:x2="17.712cm" svg:y2="13.512cm" draw:start-shape="id33" draw:start-glue-point="1" draw:end-shape="id34" draw:end-glue-point="2" svg:d="M17712 12712c751 0 751 800 0 800" svg:viewBox="0 0 564 801">
          <text:p/>
        </draw:connector>
        <draw:connector draw:style-name="gr12" draw:text-style-name="P25" draw:layer="layout" draw:type="curve" svg:x1="17.712cm" svg:y1="14.312cm" svg:x2="17.712cm" svg:y2="15.112cm" draw:start-shape="id35" draw:start-glue-point="1" draw:end-shape="id36" draw:end-glue-point="2" svg:d="M17712 14312c751 0 751 800 0 800" svg:viewBox="0 0 564 801">
          <text:p/>
        </draw:connector>
        <draw:custom-shape draw:style-name="gr3" draw:text-style-name="P20" xml:id="id38" draw:id="id38" draw:layer="layout" svg:width="0.254cm" svg:height="0.436cm" svg:x="15.552cm" svg:y="6.696cm">
          <text:p/>
          <draw:enhanced-geometry svg:viewBox="0 0 21600 21600" draw:type="rectangle" draw:enhanced-path="M 0 0 L 21600 0 21600 21600 0 21600 0 0 Z N"/>
        </draw:custom-shape>
        <draw:connector draw:style-name="gr7" draw:text-style-name="P21" draw:layer="layout" draw:type="line" svg:x1="15.679cm" svg:y1="11.956cm" svg:x2="15.679cm" svg:y2="7.132cm" draw:start-shape="id37" draw:start-glue-point="0" draw:end-shape="id38" draw:end-glue-point="2" svg:d="M15679 11956v-4824" svg:viewBox="0 0 1 4825">
          <text:p/>
        </draw:connector>
        <draw:custom-shape draw:style-name="gr35" draw:text-style-name="P31" draw:layer="layout" svg:width="20.466cm" svg:height="0.94cm" svg:x="1.378cm" svg:y="6.187cm">
          <text:p text:style-name="P30"><text:span text:style-name="T6">буферный кеш Postgre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56.53560042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1" draw:layer="layout" svg:width="20.471cm" svg:height="0.94cm" svg:x="1.373cm" svg:y="8.087cm">
          <text:p text:style-name="P30"><text:span text:style-name="T6">кеш операционной системы</text:span></text:p>
          <draw:enhanced-geometry svg:viewBox="0 0 21600 21600" draw:path-stretchpoint-x="10800" draw:path-stretchpoint-y="10800" draw:text-areas="?f3 ?f4 ?f5 ?f6" draw:type="round-rectangle" draw:modifiers="6562.899786780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61" draw:layer="layout" svg:width="4.663cm" svg:height="0.962cm" svg:x="15.192cm" svg:y="18.32cm">
          <draw:text-box>
            <text:p>pg_toast_NN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8" draw:layer="layout" svg:width="16.799cm" svg:height="14.676cm" svg:x="2.1cm" svg:y="14.107cm" presentation:class="notes" presentation:user-transformed="true">
            <draw:text-box>
              <text:p><text:span text:style-name="T6">Хранить двоичные объекты в базе данных можно двумя способами.</text:span></text:p>
              <text:p><text:span text:style-name="T6">Первый способ заключается в создании столбцов с типом bytea</text:span><text:span text:style-name="T6"><text:line-break/></text:span><text:span text:style-name="T6">в таблицах. </text:span></text:p>
              <text:p><text:span text:style-name="T37">Тип bytea использует технологию хранения TOAST. Поэтому значения большого размера размещаются не в самой таблице, а нарезаются</text:span><text:span text:style-name="T37"><text:line-break/></text:span><text:span text:style-name="T37">на фрагменты и хранятся в TOAST-</text:span><text:span text:style-name="T6">таблице, связанной с основной.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1">Тип bytea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Преимущества</text:span></text:p>
                <text:list>
                  <text:list-item>
                    <text:p><text:span text:style-name="T10">транзакционность, управление доступом</text:span></text:p>
                  </text:list-item>
                  <text:list-item>
                    <text:p><text:span text:style-name="T10">согласованность и долговечность больших данных</text:span></text:p>
                  </text:list-item>
                  <text:list-item>
                    <text:p><text:span text:style-name="T10">интерфейс SQL</text:span></text:p>
                  </text:list-item>
                </text:list>
              </text:list-item>
              <text:list-item>
                <text:p text:style-name="P39"><text:span text:style-name="T10">Недостатки</text:span></text:p>
                <text:list>
                  <text:list-item>
                    <text:p><text:span text:style-name="T10">увеличение размера базы данных</text:span></text:p>
                  </text:list-item>
                  <text:list-item>
                    <text:p><text:span text:style-name="T10">меньшая скорость, чем при работе с файлами</text:span></text:p>
                  </text:list-item>
                  <text:list-item>
                    <text:p><text:span text:style-name="T10">размер значения до 1 Гбайта</text:span></text:p>
                  </text:list-item>
                  <text:list-item>
                    <text:p><text:span text:style-name="T10">значения считываются и записываются целико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46" draw:layer="layout" svg:width="16.799cm" svg:height="13.989cm" svg:x="2.1cm" svg:y="14.107cm" presentation:class="notes" presentation:user-transformed="true">
            <draw:text-box>
              <text:p><text:span text:style-name="T6">Главное преимущество хранения больших значений в базе данных — это использование возможностей СУБД. Транзакционный механизм <text:s/>гарантирует согласованность данных и защиту от сбоев.</text:span><text:span text:style-name="T6"><text:line-break/></text:span><text:span text:style-name="T6">А разграничивать доступ пользователей к значениям можно при помощи средств СУБД.</text:span></text:p>
              <text:p><text:span text:style-name="T6">Для работы с типом bytea используется язык SQL, что делает эти действия удобными.</text:span></text:p>
              <text:p><text:span text:style-name="T6">Двоичные типы данных, функции и операторы для работы с ними:</text:span></text:p>
              <text:p><text:span text:style-name="T38"><text:a xlink:href="https://postgrespro.ru/docs/postgresql/16/datatype-binary" xlink:type="simple">https://postgrespro.ru/docs/postgresql/16/datatype-binary</text:a></text:span></text:p>
              <text:p><text:span text:style-name="T38"><text:a xlink:href="https://postgrespro.ru/docs/postgresql/16/functions-binarystring" xlink:type="simple">https://postgrespro.ru/docs/postgresql/16/functions-binarystring</text:a></text:span></text:p>
              <text:p><text:span text:style-name="T6">Как мы уже говорили ранее, хранение внутри базы данных увеличивает размер базы и расходы на ее сопровождение, а также уменьшает скорость чтения и записи данных из-за необходимости нарезать значение на фрагменты и склеивать их, помещая в дополнительный кеш.</text:span></text:p>
              <text:p><text:span text:style-name="T6">К недостаткам использования типа bytea можно отнести и ограничение TOAST на размер одного значения в 1 Гбайт.</text:span></text:p>
              <text:p><text:span text:style-name="T6">Также отметим, что при работе c TOAST изменение даже небольшой части значения приводит к считыванию в буферный кеш всех занятых значением страниц и к перезаписи всего значения. С чтением части значения дело обстоит лучше: возможно извлечение только необходимого фрагмента.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8" draw:text-style-name="P6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39"/></text:p>
            <text:p text:style-name="P1"><text:span text:style-name="T39"/></text:p>
            <text:p text:style-name="P1"><text:span text:style-name="T39"/></text:p>
            <text:p text:style-name="P1"><text:span text:style-name="T39"><text:s text:c="11"/></text:span><text:span text:style-name="T39">$ psql</text:span></text:p>
            <text:p text:style-name="P1"><text:span text:style-name="T39"><text:s text:c="11"/></text:span><text:span text:style-name="T3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Большие объекты</text:span></text:p>
          </draw:text-box>
        </draw:frame>
        <draw:custom-shape draw:style-name="gr25" draw:text-style-name="P24" draw:layer="layout" svg:width="20.47cm" svg:height="9.5cm" svg:x="1.377cm" svg:y="10.423cm">
          <text:p/>
          <draw:enhanced-geometry svg:viewBox="0 0 88 21600" draw:mirror-horizontal="false" draw:mirror-vertical="false" draw:glue-points="44 ?f6 44 0 0 10800 44 21600 88 10800" draw:text-areas="0 ?f6 88 ?f3" draw:type="can" draw:modifiers="2108.8245393155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0" xml:id="id42" draw:id="id42" draw:layer="layout" svg:width="0.254cm" svg:height="0.436cm" svg:x="8.904cm" svg:y="6.697cm">
          <text:p/>
          <draw:enhanced-geometry svg:viewBox="0 0 21600 21600" draw:type="rectangle" draw:enhanced-path="M 0 0 L 21600 0 21600 21600 0 21600 0 0 Z N"/>
        </draw:custom-shape>
        <draw:g>
          <draw:connector draw:style-name="gr4" draw:text-style-name="P21" draw:layer="layout" draw:type="line" svg:x1="11.369cm" svg:y1="6.597cm" svg:x2="11.369cm" svg:y2="5.397cm" draw:start-shape="id39" draw:start-glue-point="0" draw:end-shape="id40" draw:end-glue-point="2" svg:d="M11369 6597v-1200" svg:viewBox="0 0 1 1201">
            <text:p/>
          </draw:connector>
          <draw:custom-shape draw:style-name="gr3" draw:text-style-name="P20" xml:id="id39" draw:id="id39" draw:layer="layout" svg:width="0.254cm" svg:height="0.436cm" svg:x="11.242cm" svg:y="6.5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3" xml:id="id40" draw:id="id40" draw:layer="layout" svg:width="3.4cm" svg:height="1.2cm" svg:x="9.669cm" svg:y="4.197cm">
            <text:p text:style-name="P22"><text:span text:style-name="T20">backend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1" draw:layer="layout" draw:type="line" svg:x1="9.031cm" svg:y1="12.333cm" svg:x2="9.031cm" svg:y2="7.133cm" draw:start-shape="id41" draw:end-shape="id42" draw:end-glue-point="2" svg:d="M9031 12333v-5200" svg:viewBox="0 0 1 5201">
          <text:p/>
        </draw:connector>
        <draw:custom-shape draw:style-name="gr3" draw:text-style-name="P20" xml:id="id44" draw:id="id44" draw:layer="layout" svg:width="0.254cm" svg:height="0.436cm" svg:x="3.711cm" svg:y="6.5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6" xml:id="id43" draw:id="id43" draw:layer="layout" svg:width="1.422cm" svg:height="1.88cm" svg:x="3.127cm" svg:y="14.62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21" draw:layer="layout" draw:type="line" svg:x1="3.838cm" svg:y1="14.621cm" svg:x2="3.838cm" svg:y2="7.033cm" draw:start-shape="id43" draw:start-glue-point="6" draw:end-shape="id44" draw:end-glue-point="2" svg:d="M3838 14621v-7588" svg:viewBox="0 0 1 7589">
          <text:p/>
        </draw:connector>
        <draw:frame draw:style-name="gr11" draw:text-style-name="P27" draw:layer="layout" svg:width="1.556cm" svg:height="0.806cm" svg:x="3.062cm" svg:y="15.197cm">
          <draw:text-box>
            <text:p><text:span text:style-name="T21">WAL</text:span></text:p>
          </draw:text-box>
        </draw:frame>
        <draw:connector draw:style-name="gr12" draw:text-style-name="P25" draw:layer="layout" draw:type="line" svg:x1="12.649cm" svg:y1="16.589cm" svg:x2="15.462cm" svg:y2="17.313cm" draw:start-shape="id45" draw:start-glue-point="1" draw:end-shape="id46" svg:d="M12649 16589l2813 724" svg:viewBox="0 0 2814 725">
          <text:p/>
        </draw:connector>
        <draw:connector draw:style-name="gr12" draw:text-style-name="P25" draw:layer="layout" draw:type="line" svg:x1="12.673cm" svg:y1="15.789cm" svg:x2="15.462cm" svg:y2="15.713cm" draw:start-shape="id47" draw:end-shape="id48" svg:d="M12673 15789l2789-76" svg:viewBox="0 0 2790 77">
          <text:p/>
        </draw:connector>
        <draw:g>
          <draw:custom-shape draw:style-name="gr15" draw:text-style-name="P32" draw:layer="layout" svg:width="1.208cm" svg:height="1.956cm" svg:x="10.221cm" svg:y="15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3" draw:layer="layout" svg:width="2.765cm" svg:height="0.356cm" svg:x="9.908cm" svg:y="15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3" draw:layer="layout" svg:width="1.208cm" svg:height="0.356cm" svg:x="9.013cm" svg:y="15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4" xml:id="id45" draw:id="id45" draw:layer="layout" svg:width="1.22cm" svg:height="0.8cm" svg:x="11.429cm" svg:y="16.1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4" xml:id="id47" draw:id="id47" draw:layer="layout" svg:width="1.244cm" svg:height="0.8cm" svg:x="11.429cm" svg:y="15.3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5" draw:layer="layout" svg:width="0.8cm" svg:height="3.66cm" draw:transform="rotate (1.5707963267949) translate (9.013cm 16.9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1.6cm" svg:height="1.21cm" draw:transform="rotate (1.5707963267949) translate (10.221cm 16.9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3" draw:layer="layout" svg:width="1.244cm" svg:height="0.356cm" svg:x="11.429cm" svg:y="15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6" draw:layer="layout" svg:width="3.66cm" svg:height="1.956cm" svg:x="9.013cm" svg:y="15.0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25" draw:layer="layout" draw:type="curve" svg:x1="19.525cm" svg:y1="12.513cm" svg:x2="19.525cm" svg:y2="13.313cm" draw:start-shape="id49" draw:start-glue-point="1" draw:end-shape="id50" draw:end-glue-point="2" svg:d="M19525 12513c751 0 751 800 0 800" svg:viewBox="0 0 564 801">
          <text:p/>
        </draw:connector>
        <draw:connector draw:style-name="gr12" draw:text-style-name="P25" draw:layer="layout" draw:type="curve" svg:x1="19.525cm" svg:y1="14.113cm" svg:x2="19.525cm" svg:y2="14.913cm" draw:start-shape="id51" draw:start-glue-point="1" draw:end-shape="id52" draw:end-glue-point="2" svg:d="M19525 14113c751 0 751 800 0 800" svg:viewBox="0 0 564 801">
          <text:p/>
        </draw:connector>
        <draw:connector draw:style-name="gr12" draw:text-style-name="P25" draw:layer="layout" draw:type="line" svg:x1="10.837cm" svg:y1="13.889cm" svg:x2="15.462cm" svg:y2="14.113cm" draw:start-shape="id53" draw:start-glue-point="1" draw:end-shape="id54" svg:d="M10837 13889l4625 224" svg:viewBox="0 0 4626 225">
          <text:p/>
        </draw:connector>
        <draw:connector draw:style-name="gr12" draw:text-style-name="P25" draw:layer="layout" draw:type="line" svg:x1="10.861cm" svg:y1="13.089cm" svg:x2="15.462cm" svg:y2="12.513cm" draw:start-shape="id55" draw:end-shape="id56" svg:d="M10861 13089l4601-576" svg:viewBox="0 0 4602 577">
          <text:p/>
        </draw:connector>
        <draw:g>
          <draw:custom-shape draw:style-name="gr15" draw:text-style-name="P32" draw:layer="layout" svg:width="1.208cm" svg:height="1.956cm" svg:x="8.409cm" svg:y="12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3" draw:layer="layout" svg:width="2.765cm" svg:height="0.356cm" svg:x="8.096cm" svg:y="12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3" draw:layer="layout" svg:width="1.208cm" svg:height="0.356cm" svg:x="7.201cm" svg:y="12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4" xml:id="id53" draw:id="id53" draw:layer="layout" svg:width="1.22cm" svg:height="0.8cm" svg:x="9.617cm" svg:y="13.48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4" xml:id="id55" draw:id="id55" draw:layer="layout" svg:width="1.244cm" svg:height="0.8cm" svg:x="9.617cm" svg:y="12.68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5" draw:layer="layout" svg:width="0.8cm" svg:height="3.66cm" draw:transform="rotate (1.5707963267949) translate (7.201cm 14.2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1.6cm" svg:height="1.21cm" draw:transform="rotate (1.5707963267949) translate (8.409cm 14.2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3" draw:layer="layout" svg:width="1.244cm" svg:height="0.356cm" svg:x="9.617cm" svg:y="12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6" xml:id="id41" draw:id="id41" draw:layer="layout" svg:width="3.66cm" svg:height="1.956cm" svg:x="7.201cm" svg:y="12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0" xml:id="id58" draw:id="id58" draw:layer="layout" svg:width="0.254cm" svg:height="0.436cm" svg:x="17.365cm" svg:y="6.697cm">
          <text:p/>
          <draw:enhanced-geometry svg:viewBox="0 0 21600 21600" draw:type="rectangle" draw:enhanced-path="M 0 0 L 21600 0 21600 21600 0 21600 0 0 Z N"/>
        </draw:custom-shape>
        <draw:connector draw:style-name="gr7" draw:text-style-name="P21" draw:layer="layout" draw:type="line" svg:x1="17.492cm" svg:y1="11.757cm" svg:x2="17.492cm" svg:y2="7.133cm" draw:start-shape="id57" draw:end-shape="id58" draw:end-glue-point="2" svg:d="M17492 11757v-4624" svg:viewBox="0 0 1 4625">
          <text:p/>
        </draw:connector>
        <draw:custom-shape draw:style-name="gr35" draw:text-style-name="P31" draw:layer="layout" svg:width="20.466cm" svg:height="0.94cm" svg:x="1.379cm" svg:y="6.188cm">
          <text:p text:style-name="P30"><text:span text:style-name="T6">буферный кеш Postgre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56.53560042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7" draw:id="id57">
          <draw:custom-shape draw:style-name="gr27" draw:text-style-name="P57" draw:layer="layout" svg:width="1.523cm" svg:height="0.8cm" svg:x="15.462cm" svg:y="14.5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draw:layer="layout" svg:width="2.542cm" svg:height="0.8cm" svg:x="16.983cm" svg:y="14.513cm">
            <text:p text:style-name="P58"><text:span text:style-name="T22">111001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draw:layer="layout" svg:width="1.523cm" svg:height="0.8cm" svg:x="15.462cm" svg:y="16.1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xml:id="id48" draw:id="id48" draw:layer="layout" svg:width="1.523cm" svg:height="0.8cm" svg:x="15.462cm" svg:y="15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draw:layer="layout" svg:width="2.542cm" svg:height="0.8cm" svg:x="16.983cm" svg:y="16.113cm">
            <text:p text:style-name="P58"><text:span text:style-name="T22">1100110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xml:id="id59" draw:id="id59" draw:layer="layout" svg:width="2.542cm" svg:height="0.8cm" svg:x="16.983cm" svg:y="15.313cm">
            <text:p text:style-name="P58"><text:span text:style-name="T22">1001100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draw:layer="layout" svg:width="1.523cm" svg:height="0.8cm" svg:x="15.462cm" svg:y="17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xml:id="id46" draw:id="id46" draw:layer="layout" svg:width="1.523cm" svg:height="0.8cm" svg:x="15.462cm" svg:y="16.9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draw:layer="layout" svg:width="2.542cm" svg:height="0.8cm" svg:x="16.983cm" svg:y="17.713cm">
            <text:p text:style-name="P58"><text:span text:style-name="T22">100110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xml:id="id61" draw:id="id61" draw:layer="layout" svg:width="2.542cm" svg:height="0.8cm" svg:x="16.983cm" svg:y="16.913cm">
            <text:p text:style-name="P58"><text:span text:style-name="T22">001100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xml:id="id54" draw:id="id54" draw:layer="layout" svg:width="1.523cm" svg:height="0.8cm" svg:x="15.462cm" svg:y="13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draw:layer="layout" svg:width="1.523cm" svg:height="0.8cm" svg:x="15.462cm" svg:y="12.9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57" xml:id="id56" draw:id="id56" draw:layer="layout" svg:width="1.523cm" svg:height="0.8cm" svg:x="15.462cm" svg:y="12.1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xml:id="id49" draw:id="id49" draw:layer="layout" svg:width="2.542cm" svg:height="0.8cm" svg:x="16.983cm" svg:y="12.113cm">
            <text:p text:style-name="P58"><text:span text:style-name="T22">011000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60" draw:layer="layout" svg:width="2.997cm" svg:height="0.356cm" svg:x="15.462cm" svg:y="11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60" draw:layer="layout" svg:width="2.542cm" svg:height="0.356cm" svg:x="16.983cm" svg:y="11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60" draw:layer="layout" svg:width="0.762cm" svg:height="0.356cm" svg:x="15.459cm" svg:y="11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draw:layer="layout" svg:width="2.542cm" svg:height="0.8cm" svg:x="16.983cm" svg:y="12.913cm">
            <text:p text:style-name="P58"><text:span text:style-name="T22">0111100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59" xml:id="id51" draw:id="id51" draw:layer="layout" svg:width="2.542cm" svg:height="0.8cm" svg:x="16.983cm" svg:y="13.713cm">
            <text:p text:style-name="P58"><text:span text:style-name="T22">11001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6" draw:layer="layout" svg:width="4.063cm" svg:height="6.756cm" svg:x="15.462cm" svg:y="11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5" xml:id="id50" draw:id="id50" draw:layer="layout" svg:width="0.8cm" svg:height="4.066cm" draw:transform="rotate (1.5707963267949) translate (15.459cm 13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5" draw:layer="layout" svg:width="6.4cm" svg:height="0.76cm" draw:transform="rotate (1.5707963267949) translate (16.225cm 18.5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5" xml:id="id52" draw:id="id52" draw:layer="layout" svg:width="0.8cm" svg:height="4.066cm" draw:transform="rotate (1.5707963267949) translate (15.459cm 15.3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5" xml:id="id60" draw:id="id60" draw:layer="layout" svg:width="0.8cm" svg:height="4.066cm" draw:transform="rotate (1.5707963267949) translate (15.459cm 16.9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5" xml:id="id62" draw:id="id62" draw:layer="layout" svg:width="0.8cm" svg:height="4.066cm" draw:transform="rotate (1.5707963267949) translate (15.459cm 18.5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25" draw:layer="layout" draw:type="curve" svg:x1="19.525cm" svg:y1="15.713cm" svg:x2="19.525cm" svg:y2="16.513cm" draw:start-shape="id59" draw:start-glue-point="1" draw:end-shape="id60" draw:end-glue-point="2" svg:d="M19525 15713c751 0 751 800 0 800" svg:viewBox="0 0 564 801">
          <text:p/>
        </draw:connector>
        <draw:connector draw:style-name="gr12" draw:text-style-name="P25" draw:layer="layout" draw:type="curve" svg:x1="19.525cm" svg:y1="17.313cm" svg:x2="19.525cm" svg:y2="18.113cm" draw:start-shape="id61" draw:start-glue-point="1" draw:end-shape="id62" draw:end-glue-point="2" svg:d="M19525 17313c751 0 751 800 0 800" svg:viewBox="0 0 564 801">
          <text:p/>
        </draw:connector>
        <draw:custom-shape draw:style-name="gr36" draw:text-style-name="P31" draw:layer="layout" svg:width="20.471cm" svg:height="0.94cm" svg:x="1.374cm" svg:y="8.088cm">
          <text:p text:style-name="P30"><text:span text:style-name="T6">кеш операционной системы</text:span></text:p>
          <draw:enhanced-geometry svg:viewBox="0 0 21600 21600" draw:path-stretchpoint-x="10800" draw:path-stretchpoint-y="10800" draw:text-areas="?f3 ?f4 ?f5 ?f6" draw:type="round-rectangle" draw:modifiers="6562.899786780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61" draw:layer="layout" svg:width="4.668cm" svg:height="0.962cm" svg:x="15.193cm" svg:y="18.52cm">
          <draw:text-box>
            <text:p>pg_largeobjec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8" draw:layer="layout" svg:width="16.799cm" svg:height="14.676cm" svg:x="2.1cm" svg:y="14.107cm" presentation:class="notes" presentation:user-transformed="true">
            <draw:text-box>
              <text:p><text:span text:style-name="T6">Другой вариант хранения двоичных данных большого размера внутри базы данных — использование подсистемы </text:span><text:span text:style-name="T5">«</text:span><text:span text:style-name="T6">больших объектов</text:span><text:span text:style-name="T5">», </text:span><text:span text:style-name="T6">появившейся задолго до TOAST.</text:span></text:p>
              <text:p><text:span text:style-name="T6">Все большие объекты сохраняются в отдельной таблице системного каталога pg_largeobject. Для ссылок на большие объекты в столбцах других таблиц предоставляются идентификаторы типа oid. Доступ</text:span><text:span text:style-name="T6"><text:line-break/></text:span><text:span text:style-name="T6">к этим объектам осуществляется при помощи специального интерфейса, похожего на интерфейс работы с файлами.</text:span></text:p>
              <text:p><text:span text:style-name="T38"><text:a xlink:href="https://postgrespro.ru/docs/postgresql/16/largeobjects" xlink:type="simple">https://postgrespro.ru/docs/postgresql/16/largeobjects</text:a></text:span></text:p>
              <text:p><text:span text:style-name="T40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10" draw:layer="layout" svg:width="19.8cm" svg:height="1.741cm" svg:x="1.2cm" svg:y="0.737cm" presentation:class="title" presentation:user-transformed="true">
          <draw:text-box>
            <text:p><text:span text:style-name="T11">Большие объекты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<text:span text:style-name="T10">Преимущества</text:span></text:p>
                <text:list>
                  <text:list-item>
                    <text:p><text:span text:style-name="T10">транзакционность, управление доступом</text:span></text:p>
                  </text:list-item>
                  <text:list-item>
                    <text:p><text:span text:style-name="T10">согласованность и долговечность больших данных</text:span></text:p>
                  </text:list-item>
                  <text:list-item>
                    <text:p><text:span text:style-name="T10">размер значения до 4 Тбайт</text:span></text:p>
                  </text:list-item>
                  <text:list-item>
                    <text:p><text:span text:style-name="T10">потоковое чтение и запись фрагментов значения</text:span></text:p>
                  </text:list-item>
                </text:list>
              </text:list-item>
              <text:list-item>
                <text:p text:style-name="P39"><text:span text:style-name="T10">Недостатки</text:span></text:p>
                <text:list>
                  <text:list-item>
                    <text:p><text:span text:style-name="T10">увеличение размера базы данных</text:span></text:p>
                  </text:list-item>
                  <text:list-item>
                    <text:p><text:span text:style-name="T10">меньшая скорость, чем при работе с файлами</text:span></text:p>
                  </text:list-item>
                  <text:list-item>
                    <text:p text:style-name="P63"><text:span text:style-name="T10">специальный интерфейс</text:span></text:p>
                  </text:list-item>
                  <text:list-item>
                    <text:p text:style-name="P64"><text:span text:style-name="T10">ограничение на количество больших объектов (2</text:span><text:span text:style-name="T41">32</text:span><text:span text:style-name="T10">)</text:span></text:p>
                  </text:list-item>
                  <text:list-item>
                    <text:p><text:span text:style-name="T10">риск появления осиротевших объектов</text:span></text:p>
                  </text:list-item>
                  <text:list-item>
                    <text:p><text:span text:style-name="T10">не поддерживается логической репликацие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6" draw:text-style-name="P65" draw:layer="layout" svg:width="16.799cm" svg:height="15.099cm" svg:x="2.1cm" svg:y="14.107cm" presentation:class="notes" presentation:user-transformed="true">
            <draw:text-box>
              <text:p><text:span text:style-name="T6">Большие объекты наследуют те же преимущества и недостатки, что</text:span><text:span text:style-name="T6"><text:line-break/></text:span><text:span text:style-name="T6">и тип bytea, относительно хранения в файловой системе.</text:span></text:p>
              <text:p><text:span text:style-name="T6">П</text:span><text:span text:style-name="T42">о сравнению с типом bytea у больших объектов есть преимущества. Во-первых, размер одного объекта может достигать 4 Тбайт.</text:span><text:span text:style-name="T42"><text:line-break/></text:span><text:span text:style-name="T42">А во-вторых, интерфейс для работы с большими объектами позволяет работать с произвольным фрагментом значения, а не со всем значением целиком, как обычно происходит с TOAST.</text:span></text:p>
              <text:p text:style-name="P16"><text:span text:style-name="T42">С другой стороны, использование специального интерфейса делает работу с большими объектами не такой удобной, как с чистым SQL.</text:span><text:span text:style-name="T42"><text:line-break/></text:span><text:span text:style-name="T42">К тому же драйвер PostgreSQL должен поддерживать этот интерфейс.</text:span></text:p>
              <text:p text:style-name="P16"><text:span text:style-name="T42">Идентификатор большого объекта хранится в 4-байтовом типе oid,</text:span><text:span text:style-name="T42"><text:line-break/></text:span><text:span text:style-name="T42">что ограничивает количество объектов в системе числом </text:span><text:span text:style-name="T43">4</text:span><text:span text:style-name="T42">29</text:span><text:span text:style-name="T43">4</text:span><text:span text:style-name="T42">96</text:span><text:span text:style-name="T43">7</text:span><text:span text:style-name="T42">296. Таблицы TOAST тоже используют oid, но ограничение на количество значений действует в пределах таблицы, а не на всю систему.</text:span></text:p>
              <text:p text:style-name="P16"><text:span text:style-name="T42">Кроме того, хранение всех больших объектов в отдельной таблице увеличивает риск появления осиротевших объектов, на которые</text:span><text:span text:style-name="T42"><text:line-break/></text:span><text:span text:style-name="T42">не осталось ссылок в обычных таблицах. Для поиска и удаления осиротевших объектов можно использовать утилиту vacuumlo, а для предотвращения их появления — расширение lo.</text:span></text:p>
              <text:p text:style-name="P16"><text:span text:style-name="T44"><text:a xlink:href="https://postgrespro.ru/docs/postgresql/16/lo" xlink:type="simple">https://postgrespro.ru/docs/postgresql/16/lo</text:a></text:span></text:p>
              <text:p text:style-name="P16"><text:span text:style-name="T45"><text:a xlink:href="https://postgrespro.ru/docs/postgresql/16/vacuumlo" xlink:type="simple">https://postgrespro.ru/docs/postgresql/16/vacuumlo</text:a></text:span></text:p>
              <text:p text:style-name="P16"><text:span text:style-name="T46">Логическая репликация не поддерживает изменения в таблицах системного каталога, в том числе в pg_largeobject, то есть большие объекты не реплицируются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8" draw:text-style-name="P62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39"/></text:p>
            <text:p text:style-name="P1"><text:span text:style-name="T39"/></text:p>
            <text:p text:style-name="P1"><text:span text:style-name="T39"/></text:p>
            <text:p text:style-name="P1"><text:span text:style-name="T39"><text:s text:c="11"/></text:span><text:span text:style-name="T39">$ psql</text:span></text:p>
            <text:p text:style-name="P1"><text:span text:style-name="T39"><text:s text:c="11"/></text:span><text:span text:style-name="T3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0">Для работы с двоичными данными предоставлены</text:span></text:p>
                <text:list>
                  <text:list-item>
                    <text:p><text:span text:style-name="T10">тип bytea, использующий технологию TOAST</text:span></text:p>
                  </text:list-item>
                  <text:list-item>
                    <text:p><text:span text:style-name="T10">подсистема </text:span><text:span text:style-name="T47">«</text:span><text:span text:style-name="T10">больших объектов</text:span><text:span text:style-name="T47">»</text:span></text:p>
                  </text:list-item>
                </text:list>
                <text:p text:style-name="P39"><text:span text:style-name="T47">Использование файловой системы позволяет добиться</text:span><text:span text:style-name="T47"><text:line-break/></text:span><text:span text:style-name="T47">высокой скорости за счет отказа от возможностей СУБ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" presentation:presentation-page-layout-name="AL1T1">
        <draw:frame presentation:style-name="pr17" draw:text-style-name="P8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4" draw:text-style-name="P8" draw:layer="layout" svg:width="25.6cm" svg:height="14.4cm" svg:x="1.2cm" svg:y="4.8cm" presentation:class="outline">
          <draw:text-box>
            <text:list text:style-name="L4">
              <text:list-item>
                <text:p text:style-name="P66"><text:span text:style-name="T48">Добавьте в таблицу books поле cover с типом bytea.</text:span><text:span text:style-name="T48"><text:line-break/></text:span><text:span text:style-name="T48">Загрузите в поле cover обложки книг из файлов формата </text:span><text:span text:style-name="T48">jpeg. Файлы находятся в каталоге /home/student/covers.</text:span></text:p>
              </text:list-item>
              <text:list-item>
                <text:p text:style-name="P66"><text:span text:style-name="T48">Создайте функцию webapi.get_image, возвращающую </text:span><text:span text:style-name="T48">обложку книги по переданному идентификатору.</text:span></text:p>
              </text:list-item>
              <text:list-item>
                <text:p text:style-name="P66"><text:span text:style-name="T48">Сравните время, за которое выполняется запрос ко всем </text:span><text:span text:style-name="T48">столбцам таблицы books (</text:span><text:span text:style-name="T49">SELECT</text:span><text:span text:style-name="T48"> *) и к столбцам без cover.</text:span></text:p>
              </text:list-item>
            </text:list>
          </draw:text-box>
        </draw:frame>
        <draw:g draw:name="book">
          <draw:custom-shape draw:style-name="gr42" draw:text-style-name="P67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3" draw:text-style-name="P24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24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5" draw:text-style-name="P67" draw:layer="layout" svg:width="1.309cm" svg:height="0.703cm" draw:transform="rotate (1.5707963267949) translate (9.629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24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7" draw:text-style-name="P24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8" draw:text-style-name="P24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9" draw:text-style-name="P24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8" draw:text-style-name="P68" draw:layer="layout" svg:width="16.799cm" svg:height="15.121cm" svg:x="2.1cm" svg:y="14.107cm" presentation:class="notes" presentation:user-transformed="true">
            <draw:text-box>
              <text:p text:style-name="P37"><text:span text:style-name="T50">1. Для чтения файлов можно использовать функцию pg_read_binary_file.</text:span></text:p>
              <text:p text:style-name="P37"><text:span text:style-name="T51"/></text:p>
              <text:p text:style-name="P37"><text:span text:style-name="T50">2. Функция get_image уже создана в базе данных, но ничего не возвращает. Заголовок функции:</text:span></text:p>
              <text:p text:style-name="P37"><text:span text:style-name="T52">CREATE FUNCTION webapi.get_image(book_id integer) RETURNS bytea</text:span></text:p>
            </draw:text-box>
          </draw:frame>
        </presentation:notes>
      </draw:page>
      <draw:page draw:name="page16" draw:style-name="dp1" draw:master-page-name="master" presentation:presentation-page-layout-name="AL1T1"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9" draw:text-style-name="P69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66"><text:span text:style-name="T53">Создайте таблицу с полем типа bytea.</text:span><text:span text:style-name="T53"><text:line-break/></text:span><text:span text:style-name="T53">Загрузите </text:span><text:span text:style-name="T48">в таблицу любой </text:span><text:span text:style-name="T53">файл, этот же файл загрузите </text:span><text:span text:style-name="T53">как большой объект.</text:span><text:span text:style-name="T53"><text:line-break/></text:span><text:span text:style-name="T53">Выполните контрольную точку, чтобы в кеше не осталось </text:span><text:span text:style-name="T53">грязных буферов.</text:span></text:p>
              </text:list-item>
              <text:list-item>
                <text:p text:style-name="P66"><text:span text:style-name="T53">Добавьте один произвольный байт к значению в столбце </text:span><text:span text:style-name="T53">типа bytea таблицы.</text:span><text:span text:style-name="T53"><text:line-break/></text:span><text:span text:style-name="T48">Сколько грязных буферов, относящихся к TOAST-таблице, </text:span><text:span text:style-name="T48">появилось в буферном кеше?</text:span></text:p>
              </text:list-item>
              <text:list-item>
                <text:p text:style-name="P66"><text:span text:style-name="T53">Добавьте один произвольный байт к значению большого </text:span><text:span text:style-name="T53">объекта.</text:span><text:span text:style-name="T53"><text:line-break/></text:span><text:span text:style-name="T48">Сколько грязных буферов, относящихся к таблице </text:span><text:span text:style-name="T48">pg_largeobject, появилось в буферном кеше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5" draw:text-style-name="P70" draw:layer="layout" svg:width="16.799cm" svg:height="13.364cm" svg:x="2.1cm" svg:y="14.107cm" presentation:class="notes" presentation:user-transformed="true">
            <draw:text-box>
              <text:p><text:span text:style-name="T10">2 и 3. Чтобы получить количество грязных буферов для таблицы, установите расширение pg_buffercache и воспользуйтесь запросом:</text:span></text:p>
              <text:p><text:span text:style-name="T54">SELECT count(*) </text:span><text:span text:style-name="T54"><text:line-break/></text:span><text:span text:style-name="T54">FROM pg_buffercache b</text:span><text:span text:style-name="T54"><text:line-break/></text:span><text:span text:style-name="T54">WHERE b.relfilenode = pg_relation_filenode('</text:span><text:span text:style-name="T55">table_name</text:span><text:span text:style-name="T54">'::regclass) AND b.relforknumber = 0 -- основной слой</text:span><text:span text:style-name="T54"><text:line-break/></text:span><text:span text:style-name="T54">AND isdirty;</text:span></text:p>
              <text:p><text:span text:style-name="T56"/></text:p>
              <text:p><text:span text:style-name="T56">3. Можно воспользоваться функцией lo_put, записывающей данные</text:span><text:span text:style-name="T56"><text:line-break/></text:span><text:span text:style-name="T56">по заданному смещению.</text:span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/>
    <style:font-face style:name="Liberation Serif6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cm" fo:margin-right="0cm" fo:margin-top="0cm" fo:margin-bottom="0.203cm" fo:text-indent="-0.61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4pt" style:font-style-asian="normal" style:font-weight-asian="normal" style:font-name-complex="FreeSans2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.406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.203cm" fo:margin-bottom="0.203cm"/>
      <style:text-properties style:font-name="Liberation Serif" fo:font-family="'Liberation Serif'" style:font-family-generic="roman" style:font-pitch="variable" fo:font-size="22pt" style:font-size-asian="22pt" style:font-size-complex="22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draw:style-name="Mgr5" draw:text-style-name="MP10" draw:layer="backgroundobjects" svg:width="25.199cm" svg:height="2.107cm" svg:x="1.4cm" svg:y="15.086cm">
        <draw:text-box>
          <text:p/>
        </draw:text-box>
      </draw:frame>
      <draw:custom-shape draw:style-name="Mgr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5.24cm" svg:height="1.98cm" svg:x="1.43cm" svg:y="0.76cm">
        <draw:text-box>
          <text:p/>
        </draw:text-box>
      </draw:frame>
      <draw:frame draw:style-name="Mgr8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1B6664D5D2D779E5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0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0H49M22S</meta:editing-duration>
    <meta:editing-cycles>171</meta:editing-cycles>
    <meta:generator>LibreOffice/7.3.7.2$Linux_X86_64 LibreOffice_project/30$Build-2</meta:generator>
    <dc:date>2024-10-07T11:26:26.190765717</dc:date>
    <meta:document-statistic meta:object-count="296"/>
    <meta:template xlink:type="simple" xlink:actuate="onRequest" xlink:title="master" xlink:href="../../../../../.config/libreoffice/4/user/template/master.otp" meta:date="2015-06-03T14:43:56.815095550"/>
  </office:meta>
</office:document-meta>
</file>